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70.39pt" svg:y="233.23pt">
            <loext:p draw:notify-on-update-of-ranges="Sheet1.A20:Sheet1.A37 Sheet1.B19:Sheet1.B19 Sheet1.B20:Sheet1.B37 Sheet1.A20:Sheet1.A37 Sheet1.C19:Sheet1.C19 Sheet1.C20:Sheet1.C37 Sheet1.A20:Sheet1.A37 Sheet1.D19:Sheet1.D19 Sheet1.D20:Sheet1.D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2.2pt" svg:height="513.64pt" svg:x="220.11pt" svg:y="0pt">
            <loext:p draw:notify-on-update-of-ranges="Sheet1.A42:Sheet1.A60 Sheet1.B41:Sheet1.B41 Sheet1.B42:Sheet1.B60 Sheet1.A42:Sheet1.A60 Sheet1.C41:Sheet1.C41 Sheet1.C42:Sheet1.C60 Sheet1.A42:Sheet1.A60 Sheet1.D41:Sheet1.D41 Sheet1.D42:Sheet1.D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4.86pt" svg:y="514.83pt">
            <loext:p draw:notify-on-update-of-ranges="Sheet1.E42:Sheet1.E60 Sheet1.F41:Sheet1.F41 Sheet1.F42:Sheet1.F60 Sheet1.E42:Sheet1.E60 Sheet1.G41:Sheet1.G41 Sheet1.G42:Sheet1.G60 Sheet1.E42:Sheet1.E60 Sheet1.H41:Sheet1.H41 Sheet1.H42:Sheet1.H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69.27pt" svg:y="806.23pt">
            <loext:p draw:notify-on-update-of-ranges="Sheet1.G65:Sheet1.G83 Sheet1.H64:Sheet1.H64 Sheet1.H65:Sheet1.H83 Sheet1.G65:Sheet1.G83 Sheet1.I64:Sheet1.I64 Sheet1.I65:Sheet1.I83 Sheet1.G65:Sheet1.G83 Sheet1.J64:Sheet1.J64 Sheet1.J65:Sheet1.J83 Sheet1.G65:Sheet1.G83 Sheet1.K64:Sheet1.K64 Sheet1.K65:Sheet1.K83 Sheet1.G65:Sheet1.G83 Sheet1.L64:Sheet1.L64 Sheet1.L65:Sheet1.L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6304511050075" calcext:value-type="float">
            <text:p>94.630451105</text:p>
          </table:table-cell>
          <table:table-cell office:value-type="float" office:value="0.79244872945128" calcext:value-type="float">
            <text:p>0.7924487295</text:p>
          </table:table-cell>
          <table:table-cell office:value-type="float" office:value="4.04180973650364" calcext:value-type="float">
            <text:p>4.041809736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.861212647498" calcext:value-type="float">
            <text:p>249.8612126475</text:p>
          </table:table-cell>
          <table:table-cell office:value-type="float" office:value="1.80433336188435" calcext:value-type="float">
            <text:p>1.8043333619</text:p>
          </table:table-cell>
          <table:table-cell office:value-type="float" office:value="11.3319873230666" calcext:value-type="float">
            <text:p>11.33198732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8.7828199223" calcext:value-type="float">
            <text:p>368.7828199223</text:p>
          </table:table-cell>
          <table:table-cell office:value-type="float" office:value="3.15094731615682" calcext:value-type="float">
            <text:p>3.1509473162</text:p>
          </table:table-cell>
          <table:table-cell office:value-type="float" office:value="22.3033090088065" calcext:value-type="float">
            <text:p>22.30330900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8.489002566277" calcext:value-type="float">
            <text:p>468.4890025663</text:p>
          </table:table-cell>
          <table:table-cell office:value-type="float" office:value="5.20709031658589" calcext:value-type="float">
            <text:p>5.2070903166</text:p>
          </table:table-cell>
          <table:table-cell office:value-type="float" office:value="37.3921989692026" calcext:value-type="float">
            <text:p>37.39219896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3.633451811162" calcext:value-type="float">
            <text:p>533.6334518112</text:p>
          </table:table-cell>
          <table:table-cell office:value-type="float" office:value="9.44078567341785" calcext:value-type="float">
            <text:p>9.4407856734</text:p>
          </table:table-cell>
          <table:table-cell office:value-type="float" office:value="58.8005499056435" calcext:value-type="float">
            <text:p>58.800549905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2.659833483263" calcext:value-type="float">
            <text:p>582.6598334833</text:p>
          </table:table-cell>
          <table:table-cell office:value-type="float" office:value="34.0175826812556" calcext:value-type="float">
            <text:p>34.0175826813</text:p>
          </table:table-cell>
          <table:table-cell office:value-type="float" office:value="116.972546542806" calcext:value-type="float">
            <text:p>116.972546542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0.572543757324" calcext:value-type="float">
            <text:p>630.5725437573</text:p>
          </table:table-cell>
          <table:table-cell office:value-type="float" office:value="105.60899457139" calcext:value-type="float">
            <text:p>105.6089945714</text:p>
          </table:table-cell>
          <table:table-cell office:value-type="float" office:value="329.114415216129" calcext:value-type="float">
            <text:p>329.11441521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8.419678068638" calcext:value-type="float">
            <text:p>668.4196780686</text:p>
          </table:table-cell>
          <table:table-cell office:value-type="float" office:value="228.59920612417" calcext:value-type="float">
            <text:p>228.5992061242</text:p>
          </table:table-cell>
          <table:table-cell office:value-type="float" office:value="638.935390063387" calcext:value-type="float">
            <text:p>638.93539006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.009577360921" calcext:value-type="float">
            <text:p>703.0095773609</text:p>
          </table:table-cell>
          <table:table-cell office:value-type="float" office:value="428.780446803303" calcext:value-type="float">
            <text:p>428.7804468033</text:p>
          </table:table-cell>
          <table:table-cell office:value-type="float" office:value="933.052056351924" calcext:value-type="float">
            <text:p>933.0520563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6.876984680741" calcext:value-type="float">
            <text:p>746.8769846807</text:p>
          </table:table-cell>
          <table:table-cell office:value-type="float" office:value="750.146588242264" calcext:value-type="float">
            <text:p>750.1465882423</text:p>
          </table:table-cell>
          <table:table-cell office:value-type="float" office:value="1462.47573493631" calcext:value-type="float">
            <text:p>1462.475734936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8.93132129022" calcext:value-type="float">
            <text:p>778.9313212902</text:p>
          </table:table-cell>
          <table:table-cell office:value-type="float" office:value="1213.18216165157" calcext:value-type="float">
            <text:p>1213.1821616516</text:p>
          </table:table-cell>
          <table:table-cell office:value-type="float" office:value="1830.98814559791" calcext:value-type="float">
            <text:p>1830.988145597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0.84727691325" calcext:value-type="float">
            <text:p>780.8472769133</text:p>
          </table:table-cell>
          <table:table-cell office:value-type="float" office:value="2116.8417858895" calcext:value-type="float">
            <text:p>2116.8417858895</text:p>
          </table:table-cell>
          <table:table-cell office:value-type="float" office:value="2182.0059770384" calcext:value-type="float">
            <text:p>2182.00597703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5.686103119631" calcext:value-type="float">
            <text:p>785.6861031196</text:p>
          </table:table-cell>
          <table:table-cell office:value-type="float" office:value="3071.36116589423" calcext:value-type="float">
            <text:p>3071.3611658942</text:p>
          </table:table-cell>
          <table:table-cell office:value-type="float" office:value="2833.93041788245" calcext:value-type="float">
            <text:p>2833.930417882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8.385275786044" calcext:value-type="float">
            <text:p>788.385275786</text:p>
          </table:table-cell>
          <table:table-cell office:value-type="float" office:value="4677.7100427312" calcext:value-type="float">
            <text:p>4677.7100427312</text:p>
          </table:table-cell>
          <table:table-cell office:value-type="float" office:value="3286.46468073199" calcext:value-type="float">
            <text:p>3286.46468073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9.376295427152" calcext:value-type="float">
            <text:p>789.3762954272</text:p>
          </table:table-cell>
          <table:table-cell office:value-type="float" office:value="7386.44210895502" calcext:value-type="float">
            <text:p>7386.442108955</text:p>
          </table:table-cell>
          <table:table-cell office:value-type="float" office:value="3914.48716917516" calcext:value-type="float">
            <text:p>3914.487169175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352028745692" calcext:value-type="float">
            <text:p>2.0035202875</text:p>
          </table:table-cell>
          <table:table-cell office:value-type="float" office:value="0.821055897162296" calcext:value-type="float">
            <text:p>0.8210558972</text:p>
          </table:table-cell>
          <table:table-cell office:value-type="float" office:value="1.25997013703454" calcext:value-type="float">
            <text:p>1.2599701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0458601159044" calcext:value-type="float">
            <text:p>8.7045860116</text:p>
          </table:table-cell>
          <table:table-cell office:value-type="float" office:value="1.86183151125442" calcext:value-type="float">
            <text:p>1.8618315113</text:p>
          </table:table-cell>
          <table:table-cell office:value-type="float" office:value="3.03143936017295" calcext:value-type="float">
            <text:p>3.03143936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3638073398906" calcext:value-type="float">
            <text:p>20.3638073399</text:p>
          </table:table-cell>
          <table:table-cell office:value-type="float" office:value="3.39933757053222" calcext:value-type="float">
            <text:p>3.3993375705</text:p>
          </table:table-cell>
          <table:table-cell office:value-type="float" office:value="5.79392325453227" calcext:value-type="float">
            <text:p>5.793923254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2417399207479" calcext:value-type="float">
            <text:p>32.2417399207</text:p>
          </table:table-cell>
          <table:table-cell office:value-type="float" office:value="6.64031258679461" calcext:value-type="float">
            <text:p>6.6403125868</text:p>
          </table:table-cell>
          <table:table-cell office:value-type="float" office:value="10.8638371843263" calcext:value-type="float">
            <text:p>10.863837184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4725012192503" calcext:value-type="float">
            <text:p>43.4725012193</text:p>
          </table:table-cell>
          <table:table-cell office:value-type="float" office:value="15.4899622726225" calcext:value-type="float">
            <text:p>15.4899622726</text:p>
          </table:table-cell>
          <table:table-cell office:value-type="float" office:value="20.8285033962529" calcext:value-type="float">
            <text:p>20.82850339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.5105878696631" calcext:value-type="float">
            <text:p>55.5105878697</text:p>
          </table:table-cell>
          <table:table-cell office:value-type="float" office:value="28.4059368444141" calcext:value-type="float">
            <text:p>28.4059368444</text:p>
          </table:table-cell>
          <table:table-cell office:value-type="float" office:value="35.9803540482826" calcext:value-type="float">
            <text:p>35.98035404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.1202064245008" calcext:value-type="float">
            <text:p>68.1202064245</text:p>
          </table:table-cell>
          <table:table-cell office:value-type="float" office:value="43.9512392245233" calcext:value-type="float">
            <text:p>43.9512392245</text:p>
          </table:table-cell>
          <table:table-cell office:value-type="float" office:value="54.4761640580837" calcext:value-type="float">
            <text:p>54.476164058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7980251726695" calcext:value-type="float">
            <text:p>80.7980251727</text:p>
          </table:table-cell>
          <table:table-cell office:value-type="float" office:value="62.3723083736841" calcext:value-type="float">
            <text:p>62.3723083737</text:p>
          </table:table-cell>
          <table:table-cell office:value-type="float" office:value="76.0463326484751" calcext:value-type="float">
            <text:p>76.04633264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.8055237877415" calcext:value-type="float">
            <text:p>95.8055237877</text:p>
          </table:table-cell>
          <table:table-cell office:value-type="float" office:value="82.5808994527906" calcext:value-type="float">
            <text:p>82.5808994528</text:p>
          </table:table-cell>
          <table:table-cell office:value-type="float" office:value="97.2137143588625" calcext:value-type="float">
            <text:p>97.21371435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.522837241278" calcext:value-type="float">
            <text:p>109.5228372413</text:p>
          </table:table-cell>
          <table:table-cell office:value-type="float" office:value="106.457585642347" calcext:value-type="float">
            <text:p>106.4575856423</text:p>
          </table:table-cell>
          <table:table-cell office:value-type="float" office:value="121.664080989489" calcext:value-type="float">
            <text:p>121.664080989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.88361439039" calcext:value-type="float">
            <text:p>120.8836143904</text:p>
          </table:table-cell>
          <table:table-cell office:value-type="float" office:value="130.627160872798" calcext:value-type="float">
            <text:p>130.6271608728</text:p>
          </table:table-cell>
          <table:table-cell office:value-type="float" office:value="147.379952741088" calcext:value-type="float">
            <text:p>147.37995274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03255188791" calcext:value-type="float">
            <text:p>135.1032551888</text:p>
          </table:table-cell>
          <table:table-cell office:value-type="float" office:value="157.669099258463" calcext:value-type="float">
            <text:p>157.6690992585</text:p>
          </table:table-cell>
          <table:table-cell office:value-type="float" office:value="179.420704227639" calcext:value-type="float">
            <text:p>179.420704227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.579195121536" calcext:value-type="float">
            <text:p>144.5791951215</text:p>
          </table:table-cell>
          <table:table-cell office:value-type="float" office:value="187.911428489955" calcext:value-type="float">
            <text:p>187.91142849</text:p>
          </table:table-cell>
          <table:table-cell office:value-type="float" office:value="211.238265373162" calcext:value-type="float">
            <text:p>211.23826537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.561572178151" calcext:value-type="float">
            <text:p>151.5615721782</text:p>
          </table:table-cell>
          <table:table-cell office:value-type="float" office:value="218.886885783519" calcext:value-type="float">
            <text:p>218.8868857835</text:p>
          </table:table-cell>
          <table:table-cell office:value-type="float" office:value="231.782391785411" calcext:value-type="float">
            <text:p>231.782391785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.215647681966" calcext:value-type="float">
            <text:p>153.215647682</text:p>
          </table:table-cell>
          <table:table-cell office:value-type="float" office:value="268.691901802958" calcext:value-type="float">
            <text:p>268.691901803</text:p>
          </table:table-cell>
          <table:table-cell office:value-type="float" office:value="265.534532372578" calcext:value-type="float">
            <text:p>265.534532372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.043817149126" calcext:value-type="float">
            <text:p>158.0438171491</text:p>
          </table:table-cell>
          <table:table-cell office:value-type="float" office:value="296.250905500761" calcext:value-type="float">
            <text:p>296.2509055008</text:p>
          </table:table-cell>
          <table:table-cell office:value-type="float" office:value="346.970733692637" calcext:value-type="float">
            <text:p>346.970733692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.841550399782" calcext:value-type="float">
            <text:p>162.8415503998</text:p>
          </table:table-cell>
          <table:table-cell office:value-type="float" office:value="377.891260470264" calcext:value-type="float">
            <text:p>377.8912604703</text:p>
          </table:table-cell>
          <table:table-cell office:value-type="float" office:value="351.947330418159" calcext:value-type="float">
            <text:p>351.947330418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731552866928" calcext:value-type="float">
            <text:p>165.7315528669</text:p>
          </table:table-cell>
          <table:table-cell office:value-type="float" office:value="415.469157126499" calcext:value-type="float">
            <text:p>415.4691571265</text:p>
          </table:table-cell>
          <table:table-cell office:value-type="float" office:value="416.807446418912" calcext:value-type="float">
            <text:p>416.8074464189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.514761548169" calcext:value-type="float">
            <text:p>290.5147615482</text:p>
          </table:table-cell>
          <table:table-cell office:value-type="float" office:value="0.876382243208354" calcext:value-type="float">
            <text:p>0.8763822432</text:p>
          </table:table-cell>
          <table:table-cell office:value-type="float" office:value="32.0344976193737" calcext:value-type="float">
            <text:p>32.0344976194</text:p>
          </table:table-cell>
          <table:table-cell office:value-type="float" office:value="1" calcext:value-type="float">
            <text:p>1</text:p>
          </table:table-cell>
          <table:table-cell table:formula="of:=LOG([.B42])" office:value-type="float" office:value="2.46316820452682" calcext:value-type="float">
            <text:p>2.4631682045</text:p>
          </table:table-cell>
          <table:table-cell table:formula="of:=LOG([.C42])" office:value-type="float" office:value="-0.0573064304663671" calcext:value-type="float">
            <text:p>-0.0573064305</text:p>
          </table:table-cell>
          <table:table-cell table:formula="of:=LOG([.D42])" office:value-type="float" office:value="1.50561791756326" calcext:value-type="float">
            <text:p>1.50561791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.748019676481" calcext:value-type="float">
            <text:p>539.7480196765</text:p>
          </table:table-cell>
          <table:table-cell office:value-type="float" office:value="2.18858017341699" calcext:value-type="float">
            <text:p>2.1885801734</text:p>
          </table:table-cell>
          <table:table-cell office:value-type="float" office:value="92.5216842241644" calcext:value-type="float">
            <text:p>92.5216842242</text:p>
          </table:table-cell>
          <table:table-cell office:value-type="float" office:value="2" calcext:value-type="float">
            <text:p>2</text:p>
          </table:table-cell>
          <table:table-cell table:formula="of:=LOG([.B43])" office:value-type="float" office:value="2.73219105759236" calcext:value-type="float">
            <text:p>2.7321910576</text:p>
          </table:table-cell>
          <table:table-cell table:formula="of:=LOG([.C43])" office:value-type="float" office:value="0.34016246058351" calcext:value-type="float">
            <text:p>0.3401624606</text:p>
          </table:table-cell>
          <table:table-cell table:formula="of:=LOG([.D43])" office:value-type="float" office:value="1.96624352987683" calcext:value-type="float">
            <text:p>1.96624352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2.62968260888" calcext:value-type="float">
            <text:p>722.6296826089</text:p>
          </table:table-cell>
          <table:table-cell office:value-type="float" office:value="4.57839160619187" calcext:value-type="float">
            <text:p>4.5783916062</text:p>
          </table:table-cell>
          <table:table-cell office:value-type="float" office:value="184.602357815143" calcext:value-type="float">
            <text:p>184.6023578151</text:p>
          </table:table-cell>
          <table:table-cell office:value-type="float" office:value="3" calcext:value-type="float">
            <text:p>3</text:p>
          </table:table-cell>
          <table:table-cell table:formula="of:=LOG([.B44])" office:value-type="float" office:value="2.85891579660162" calcext:value-type="float">
            <text:p>2.8589157966</text:p>
          </table:table-cell>
          <table:table-cell table:formula="of:=LOG([.C44])" office:value-type="float" office:value="0.660712936685958" calcext:value-type="float">
            <text:p>0.6607129367</text:p>
          </table:table-cell>
          <table:table-cell table:formula="of:=LOG([.D44])" office:value-type="float" office:value="2.26623724370813" calcext:value-type="float">
            <text:p>2.26623724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1.18142292925" calcext:value-type="float">
            <text:p>881.1814229293</text:p>
          </table:table-cell>
          <table:table-cell office:value-type="float" office:value="10.678081297141" calcext:value-type="float">
            <text:p>10.6780812971</text:p>
          </table:table-cell>
          <table:table-cell office:value-type="float" office:value="330.415185176185" calcext:value-type="float">
            <text:p>330.4151851762</text:p>
          </table:table-cell>
          <table:table-cell office:value-type="float" office:value="4" calcext:value-type="float">
            <text:p>4</text:p>
          </table:table-cell>
          <table:table-cell table:formula="of:=LOG([.B45])" office:value-type="float" office:value="2.945065332777" calcext:value-type="float">
            <text:p>2.9450653328</text:p>
          </table:table-cell>
          <table:table-cell table:formula="of:=LOG([.C45])" office:value-type="float" office:value="1.02849322301799" calcext:value-type="float">
            <text:p>1.028493223</text:p>
          </table:table-cell>
          <table:table-cell table:formula="of:=LOG([.D45])" office:value-type="float" office:value="2.51905999835379" calcext:value-type="float">
            <text:p>2.51905999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5.86917676029" calcext:value-type="float">
            <text:p>1095.8691767603</text:p>
          </table:table-cell>
          <table:table-cell office:value-type="float" office:value="30.3797657724936" calcext:value-type="float">
            <text:p>30.3797657725</text:p>
          </table:table-cell>
          <table:table-cell office:value-type="float" office:value="597.781789588335" calcext:value-type="float">
            <text:p>597.7817895883</text:p>
          </table:table-cell>
          <table:table-cell office:value-type="float" office:value="5" calcext:value-type="float">
            <text:p>5</text:p>
          </table:table-cell>
          <table:table-cell table:formula="of:=LOG([.B46])" office:value-type="float" office:value="3.03975871181051" calcext:value-type="float">
            <text:p>3.0397587118</text:p>
          </table:table-cell>
          <table:table-cell table:formula="of:=LOG([.C46])" office:value-type="float" office:value="1.48258442113619" calcext:value-type="float">
            <text:p>1.4825844211</text:p>
          </table:table-cell>
          <table:table-cell table:formula="of:=LOG([.D46])" office:value-type="float" office:value="2.77654268085756" calcext:value-type="float">
            <text:p>2.77654268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6.82375815869" calcext:value-type="float">
            <text:p>1206.8237581587</text:p>
          </table:table-cell>
          <table:table-cell office:value-type="float" office:value="77.3408360774629" calcext:value-type="float">
            <text:p>77.3408360775</text:p>
          </table:table-cell>
          <table:table-cell office:value-type="float" office:value="1108.62900862296" calcext:value-type="float">
            <text:p>1108.629008623</text:p>
          </table:table-cell>
          <table:table-cell office:value-type="float" office:value="6" calcext:value-type="float">
            <text:p>6</text:p>
          </table:table-cell>
          <table:table-cell table:formula="of:=LOG([.B47])" office:value-type="float" office:value="3.08164385133362" calcext:value-type="float">
            <text:p>3.0816438513</text:p>
          </table:table-cell>
          <table:table-cell table:formula="of:=LOG([.C47])" office:value-type="float" office:value="1.88840886261507" calcext:value-type="float">
            <text:p>1.8884088626</text:p>
          </table:table-cell>
          <table:table-cell table:formula="of:=LOG([.D47])" office:value-type="float" office:value="3.04478623824711" calcext:value-type="float">
            <text:p>3.04478623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6.53158344077" calcext:value-type="float">
            <text:p>1296.5315834408</text:p>
          </table:table-cell>
          <table:table-cell office:value-type="float" office:value="182.353958635242" calcext:value-type="float">
            <text:p>182.3539586352</text:p>
          </table:table-cell>
          <table:table-cell office:value-type="float" office:value="1828.69749901985" calcext:value-type="float">
            <text:p>1828.6974990199</text:p>
          </table:table-cell>
          <table:table-cell office:value-type="float" office:value="7" calcext:value-type="float">
            <text:p>7</text:p>
          </table:table-cell>
          <table:table-cell table:formula="of:=LOG([.B48])" office:value-type="float" office:value="3.11278310062483" calcext:value-type="float">
            <text:p>3.1127831006</text:p>
          </table:table-cell>
          <table:table-cell table:formula="of:=LOG([.C48])" office:value-type="float" office:value="2.26091519564421" calcext:value-type="float">
            <text:p>2.2609151956</text:p>
          </table:table-cell>
          <table:table-cell table:formula="of:=LOG([.D48])" office:value-type="float" office:value="3.26214187093746" calcext:value-type="float">
            <text:p>3.26214187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.8843246419" calcext:value-type="float">
            <text:p>1376.8843246419</text:p>
          </table:table-cell>
          <table:table-cell office:value-type="float" office:value="441.650958400453" calcext:value-type="float">
            <text:p>441.6509584005</text:p>
          </table:table-cell>
          <table:table-cell office:value-type="float" office:value="2667.50247259998" calcext:value-type="float">
            <text:p>2667.5024726</text:p>
          </table:table-cell>
          <table:table-cell office:value-type="float" office:value="8" calcext:value-type="float">
            <text:p>8</text:p>
          </table:table-cell>
          <table:table-cell table:formula="of:=LOG([.B49])" office:value-type="float" office:value="3.13889745566729" calcext:value-type="float">
            <text:p>3.1388974557</text:p>
          </table:table-cell>
          <table:table-cell table:formula="of:=LOG([.C49])" office:value-type="float" office:value="2.64507917721055" calcext:value-type="float">
            <text:p>2.6450791772</text:p>
          </table:table-cell>
          <table:table-cell table:formula="of:=LOG([.D49])" office:value-type="float" office:value="3.42610483065922" calcext:value-type="float">
            <text:p>3.42610483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3.37395712338" calcext:value-type="float">
            <text:p>1453.3739571234</text:p>
          </table:table-cell>
          <table:table-cell office:value-type="float" office:value="1029.70123827987" calcext:value-type="float">
            <text:p>1029.7012382799</text:p>
          </table:table-cell>
          <table:table-cell office:value-type="float" office:value="3651.22082440887" calcext:value-type="float">
            <text:p>3651.2208244089</text:p>
          </table:table-cell>
          <table:table-cell office:value-type="float" office:value="9" calcext:value-type="float">
            <text:p>9</text:p>
          </table:table-cell>
          <table:table-cell table:formula="of:=LOG([.B50])" office:value-type="float" office:value="3.16237737384338" calcext:value-type="float">
            <text:p>3.1623773738</text:p>
          </table:table-cell>
          <table:table-cell table:formula="of:=LOG([.C50])" office:value-type="float" office:value="3.01271123500826" calcext:value-type="float">
            <text:p>3.012711235</text:p>
          </table:table-cell>
          <table:table-cell table:formula="of:=LOG([.D50])" office:value-type="float" office:value="3.56243809970462" calcext:value-type="float">
            <text:p>3.562438099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9.35484573194" calcext:value-type="float">
            <text:p>1479.354845732</text:p>
          </table:table-cell>
          <table:table-cell office:value-type="float" office:value="2327.9737114876" calcext:value-type="float">
            <text:p>2327.9737114876</text:p>
          </table:table-cell>
          <table:table-cell office:value-type="float" office:value="4659.47263803287" calcext:value-type="float">
            <text:p>4659.4726380329</text:p>
          </table:table-cell>
          <table:table-cell office:value-type="float" office:value="10" calcext:value-type="float">
            <text:p>10</text:p>
          </table:table-cell>
          <table:table-cell table:formula="of:=LOG([.B51])" office:value-type="float" office:value="3.17007235862117" calcext:value-type="float">
            <text:p>3.1700723586</text:p>
          </table:table-cell>
          <table:table-cell table:formula="of:=LOG([.C51])" office:value-type="float" office:value="3.36697807175949" calcext:value-type="float">
            <text:p>3.3669780718</text:p>
          </table:table-cell>
          <table:table-cell table:formula="of:=LOG([.D51])" office:value-type="float" office:value="3.66833676575594" calcext:value-type="float">
            <text:p>3.66833676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3.22094113223" calcext:value-type="float">
            <text:p>1493.2209411322</text:p>
          </table:table-cell>
          <table:table-cell office:value-type="float" office:value="4804.09822623641" calcext:value-type="float">
            <text:p>4804.0982262364</text:p>
          </table:table-cell>
          <table:table-cell office:value-type="float" office:value="5719.12884281516" calcext:value-type="float">
            <text:p>5719.1288428152</text:p>
          </table:table-cell>
          <table:table-cell office:value-type="float" office:value="11" calcext:value-type="float">
            <text:p>11</text:p>
          </table:table-cell>
          <table:table-cell table:formula="of:=LOG([.B52])" office:value-type="float" office:value="3.17412407190147" calcext:value-type="float">
            <text:p>3.1741240719</text:p>
          </table:table-cell>
          <table:table-cell table:formula="of:=LOG([.C52])" office:value-type="float" office:value="3.68161187855525" calcext:value-type="float">
            <text:p>3.6816118786</text:p>
          </table:table-cell>
          <table:table-cell table:formula="of:=LOG([.D52])" office:value-type="float" office:value="3.75732988061615" calcext:value-type="float">
            <text:p>3.75732988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5.90224755059" calcext:value-type="float">
            <text:p>1505.9022475506</text:p>
          </table:table-cell>
          <table:table-cell office:value-type="float" office:value="10047.0690212232" calcext:value-type="float">
            <text:p>10047.0690212232</text:p>
          </table:table-cell>
          <table:table-cell office:value-type="float" office:value="6869.91402908987" calcext:value-type="float">
            <text:p>6869.9140290899</text:p>
          </table:table-cell>
          <table:table-cell office:value-type="float" office:value="12" calcext:value-type="float">
            <text:p>12</text:p>
          </table:table-cell>
          <table:table-cell table:formula="of:=LOG([.B53])" office:value-type="float" office:value="3.17779678147476" calcext:value-type="float">
            <text:p>3.1777967815</text:p>
          </table:table-cell>
          <table:table-cell table:formula="of:=LOG([.C53])" office:value-type="float" office:value="4.00203938578032" calcext:value-type="float">
            <text:p>4.0020393858</text:p>
          </table:table-cell>
          <table:table-cell table:formula="of:=LOG([.D53])" office:value-type="float" office:value="3.83695130228146" calcext:value-type="float">
            <text:p>3.83695130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2.87350715927" calcext:value-type="float">
            <text:p>1512.8735071593</text:p>
          </table:table-cell>
          <table:table-cell office:value-type="float" office:value="16985.3989644756" calcext:value-type="float">
            <text:p>16985.3989644756</text:p>
          </table:table-cell>
          <table:table-cell office:value-type="float" office:value="7939.06748561542" calcext:value-type="float">
            <text:p>7939.0674856154</text:p>
          </table:table-cell>
          <table:table-cell office:value-type="float" office:value="13" calcext:value-type="float">
            <text:p>13</text:p>
          </table:table-cell>
          <table:table-cell table:formula="of:=LOG([.B54])" office:value-type="float" office:value="3.17980261775269" calcext:value-type="float">
            <text:p>3.1798026178</text:p>
          </table:table-cell>
          <table:table-cell table:formula="of:=LOG([.C54])" office:value-type="float" office:value="4.23007575232676" calcext:value-type="float">
            <text:p>4.2300757523</text:p>
          </table:table-cell>
          <table:table-cell table:formula="of:=LOG([.D54])" office:value-type="float" office:value="3.89976949365692" calcext:value-type="float">
            <text:p>3.89976949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5.83218513917" calcext:value-type="float">
            <text:p>1515.8321851392</text:p>
          </table:table-cell>
          <table:table-cell office:value-type="float" office:value="28931.0821680101" calcext:value-type="float">
            <text:p>28931.0821680101</text:p>
          </table:table-cell>
          <table:table-cell office:value-type="float" office:value="8977.27823504387" calcext:value-type="float">
            <text:p>8977.2782350439</text:p>
          </table:table-cell>
          <table:table-cell office:value-type="float" office:value="14" calcext:value-type="float">
            <text:p>14</text:p>
          </table:table-cell>
          <table:table-cell table:formula="of:=LOG([.B55])" office:value-type="float" office:value="3.18065112405187" calcext:value-type="float">
            <text:p>3.1806511241</text:p>
          </table:table-cell>
          <table:table-cell table:formula="of:=LOG([.C55])" office:value-type="float" office:value="4.46136467875014" calcext:value-type="float">
            <text:p>4.4613646788</text:p>
          </table:table-cell>
          <table:table-cell table:formula="of:=LOG([.D55])" office:value-type="float" office:value="3.95314468559022" calcext:value-type="float">
            <text:p>3.95314468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0.1482849265" calcext:value-type="float">
            <text:p>1520.1482849265</text:p>
          </table:table-cell>
          <table:table-cell office:value-type="float" office:value="38082.5693974864" calcext:value-type="float">
            <text:p>38082.5693974864</text:p>
          </table:table-cell>
          <table:table-cell office:value-type="float" office:value="10281.304799269" calcext:value-type="float">
            <text:p>10281.304799269</text:p>
          </table:table-cell>
          <table:table-cell office:value-type="float" office:value="15" calcext:value-type="float">
            <text:p>15</text:p>
          </table:table-cell>
          <table:table-cell table:formula="of:=LOG([.B56])" office:value-type="float" office:value="3.18188595385547" calcext:value-type="float">
            <text:p>3.1818859539</text:p>
          </table:table-cell>
          <table:table-cell table:formula="of:=LOG([.C56])" office:value-type="float" office:value="4.58072624216794" calcext:value-type="float">
            <text:p>4.5807262422</text:p>
          </table:table-cell>
          <table:table-cell table:formula="of:=LOG([.D56])" office:value-type="float" office:value="4.01204823442221" calcext:value-type="float">
            <text:p>4.012048234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1.87919869158" calcext:value-type="float">
            <text:p>1521.8791986916</text:p>
          </table:table-cell>
          <table:table-cell office:value-type="float" office:value="57340.2810684619" calcext:value-type="float">
            <text:p>57340.2810684619</text:p>
          </table:table-cell>
          <table:table-cell office:value-type="float" office:value="11276.7880524496" calcext:value-type="float">
            <text:p>11276.7880524496</text:p>
          </table:table-cell>
          <table:table-cell office:value-type="float" office:value="16" calcext:value-type="float">
            <text:p>16</text:p>
          </table:table-cell>
          <table:table-cell table:formula="of:=LOG([.B57])" office:value-type="float" office:value="3.18238018106545" calcext:value-type="float">
            <text:p>3.1823801811</text:p>
          </table:table-cell>
          <table:table-cell table:formula="of:=LOG([.C57])" office:value-type="float" office:value="4.75845981742426" calcext:value-type="float">
            <text:p>4.7584598174</text:p>
          </table:table-cell>
          <table:table-cell table:formula="of:=LOG([.D57])" office:value-type="float" office:value="4.05218541793311" calcext:value-type="float">
            <text:p>4.052185417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3.7902542896" calcext:value-type="float">
            <text:p>1523.7902542896</text:p>
          </table:table-cell>
          <table:table-cell office:value-type="float" office:value="62081.2910790549" calcext:value-type="float">
            <text:p>62081.2910790549</text:p>
          </table:table-cell>
          <table:table-cell office:value-type="float" office:value="12057.9261581287" calcext:value-type="float">
            <text:p>12057.9261581287</text:p>
          </table:table-cell>
          <table:table-cell office:value-type="float" office:value="17" calcext:value-type="float">
            <text:p>17</text:p>
          </table:table-cell>
          <table:table-cell table:formula="of:=LOG([.B58])" office:value-type="float" office:value="3.18292519162721" calcext:value-type="float">
            <text:p>3.1829251916</text:p>
          </table:table-cell>
          <table:table-cell table:formula="of:=LOG([.C58])" office:value-type="float" office:value="4.79296074018761" calcext:value-type="float">
            <text:p>4.7929607402</text:p>
          </table:table-cell>
          <table:table-cell table:formula="of:=LOG([.D58])" office:value-type="float" office:value="4.08127261994935" calcext:value-type="float">
            <text:p>4.081272619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4.93460499731" calcext:value-type="float">
            <text:p>1524.9346049973</text:p>
          </table:table-cell>
          <table:table-cell office:value-type="float" office:value="85560.1083382586" calcext:value-type="float">
            <text:p>85560.1083382586</text:p>
          </table:table-cell>
          <table:table-cell office:value-type="float" office:value="13234.347060151" calcext:value-type="float">
            <text:p>13234.347060151</text:p>
          </table:table-cell>
          <table:table-cell office:value-type="float" office:value="18" calcext:value-type="float">
            <text:p>18</text:p>
          </table:table-cell>
          <table:table-cell table:formula="of:=LOG([.B59])" office:value-type="float" office:value="3.18325121988099" calcext:value-type="float">
            <text:p>3.1832512199</text:p>
          </table:table-cell>
          <table:table-cell table:formula="of:=LOG([.C59])" office:value-type="float" office:value="4.93227132581391" calcext:value-type="float">
            <text:p>4.9322713258</text:p>
          </table:table-cell>
          <table:table-cell table:formula="of:=LOG([.D59])" office:value-type="float" office:value="4.12170251948183" calcext:value-type="float">
            <text:p>4.121702519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5.33561669866" calcext:value-type="float">
            <text:p>1525.3356166987</text:p>
          </table:table-cell>
          <table:table-cell office:value-type="float" office:value="93899.9062635924" calcext:value-type="float">
            <text:p>93899.9062635924</text:p>
          </table:table-cell>
          <table:table-cell office:value-type="float" office:value="14984.8147200586" calcext:value-type="float">
            <text:p>14984.8147200586</text:p>
          </table:table-cell>
          <table:table-cell office:value-type="float" office:value="19" calcext:value-type="float">
            <text:p>19</text:p>
          </table:table-cell>
          <table:table-cell table:formula="of:=LOG([.B60])" office:value-type="float" office:value="3.18336541118695" calcext:value-type="float">
            <text:p>3.1833654112</text:p>
          </table:table-cell>
          <table:table-cell table:formula="of:=LOG([.C60])" office:value-type="float" office:value="4.97266515872804" calcext:value-type="float">
            <text:p>4.9726651587</text:p>
          </table:table-cell>
          <table:table-cell table:formula="of:=LOG([.D60])" office:value-type="float" office:value="4.17565137747495" calcext:value-type="float">
            <text:p>4.1756513775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Undominated</text:p>
          </table:table-cell>
          <table:table-cell office:value-type="string" calcext:value-type="string">
            <text:p>TRR</text:p>
          </table:table-cell>
          <table:table-cell/>
          <table:table-cell office:value-type="string" calcext:value-type="string">
            <text:p>FCFS</text:p>
          </table:table-cell>
          <table:table-cell office:value-type="string" calcext:value-type="string">
            <text:p>SRP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Undominated</text:p>
          </table:table-cell>
          <table:table-cell office:value-type="string" calcext:value-type="string">
            <text:p>T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.514761548169" calcext:value-type="float">
            <text:p>290.5147615482</text:p>
          </table:table-cell>
          <table:table-cell office:value-type="float" office:value="0.876382243208354" calcext:value-type="float">
            <text:p>0.8763822432</text:p>
          </table:table-cell>
          <table:table-cell office:value-type="float" office:value="32.0344976193737" calcext:value-type="float">
            <text:p>32.0344976194</text:p>
          </table:table-cell>
          <table:table-cell office:value-type="float" office:value="12.0690487203974" calcext:value-type="float">
            <text:p>12.0690487204</text:p>
          </table:table-cell>
          <table:table-cell office:value-type="float" office:value="23.6217964926036" calcext:value-type="float">
            <text:p>23.6217964926</text:p>
          </table:table-cell>
          <table:table-cell office:value-type="float" office:value="1" calcext:value-type="float">
            <text:p>1</text:p>
          </table:table-cell>
          <table:table-cell table:formula="of:=LOG([.B65])" office:value-type="float" office:value="2.46316820452682" calcext:value-type="float">
            <text:p>2.4631682045</text:p>
          </table:table-cell>
          <table:table-cell table:formula="of:=LOG([.C65])" office:value-type="float" office:value="-0.0573064304663671" calcext:value-type="float">
            <text:p>-0.0573064305</text:p>
          </table:table-cell>
          <table:table-cell table:formula="of:=LOG([.D65])" office:value-type="float" office:value="1.50561791756326" calcext:value-type="float">
            <text:p>1.5056179176</text:p>
          </table:table-cell>
          <table:table-cell table:formula="of:=LOG([.E65])" office:value-type="float" office:value="1.08167304045664" calcext:value-type="float">
            <text:p>1.0816730405</text:p>
          </table:table-cell>
          <table:table-cell table:formula="of:=LOG([.F65])" office:value-type="float" office:value="1.37331292363971" calcext:value-type="float">
            <text:p>1.3733129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.748019676481" calcext:value-type="float">
            <text:p>539.7480196765</text:p>
          </table:table-cell>
          <table:table-cell office:value-type="float" office:value="2.18858017341699" calcext:value-type="float">
            <text:p>2.1885801734</text:p>
          </table:table-cell>
          <table:table-cell office:value-type="float" office:value="92.5216842241644" calcext:value-type="float">
            <text:p>92.5216842242</text:p>
          </table:table-cell>
          <table:table-cell office:value-type="float" office:value="52.9337998388801" calcext:value-type="float">
            <text:p>52.9337998389</text:p>
          </table:table-cell>
          <table:table-cell office:value-type="float" office:value="57.7278566251625" calcext:value-type="float">
            <text:p>57.7278566252</text:p>
          </table:table-cell>
          <table:table-cell office:value-type="float" office:value="2" calcext:value-type="float">
            <text:p>2</text:p>
          </table:table-cell>
          <table:table-cell table:formula="of:=LOG([.B66])" office:value-type="float" office:value="2.73219105759236" calcext:value-type="float">
            <text:p>2.7321910576</text:p>
          </table:table-cell>
          <table:table-cell table:formula="of:=LOG([.C66])" office:value-type="float" office:value="0.34016246058351" calcext:value-type="float">
            <text:p>0.3401624606</text:p>
          </table:table-cell>
          <table:table-cell table:formula="of:=LOG([.D66])" office:value-type="float" office:value="1.96624352987683" calcext:value-type="float">
            <text:p>1.9662435299</text:p>
          </table:table-cell>
          <table:table-cell table:formula="of:=LOG([.E66])" office:value-type="float" office:value="1.72373307082529" calcext:value-type="float">
            <text:p>1.7237330708</text:p>
          </table:table-cell>
          <table:table-cell table:formula="of:=LOG([.F66])" office:value-type="float" office:value="1.76138543289885" calcext:value-type="float">
            <text:p>1.7613854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2.62968260888" calcext:value-type="float">
            <text:p>722.6296826089</text:p>
          </table:table-cell>
          <table:table-cell office:value-type="float" office:value="4.57839160619187" calcext:value-type="float">
            <text:p>4.5783916062</text:p>
          </table:table-cell>
          <table:table-cell office:value-type="float" office:value="184.602357815143" calcext:value-type="float">
            <text:p>184.6023578151</text:p>
          </table:table-cell>
          <table:table-cell office:value-type="float" office:value="130.067549471743" calcext:value-type="float">
            <text:p>130.0675494717</text:p>
          </table:table-cell>
          <table:table-cell office:value-type="float" office:value="105.888056264579" calcext:value-type="float">
            <text:p>105.8880562646</text:p>
          </table:table-cell>
          <table:table-cell office:value-type="float" office:value="3" calcext:value-type="float">
            <text:p>3</text:p>
          </table:table-cell>
          <table:table-cell table:formula="of:=LOG([.B67])" office:value-type="float" office:value="2.85891579660162" calcext:value-type="float">
            <text:p>2.8589157966</text:p>
          </table:table-cell>
          <table:table-cell table:formula="of:=LOG([.C67])" office:value-type="float" office:value="0.660712936685958" calcext:value-type="float">
            <text:p>0.6607129367</text:p>
          </table:table-cell>
          <table:table-cell table:formula="of:=LOG([.D67])" office:value-type="float" office:value="2.26623724370813" calcext:value-type="float">
            <text:p>2.2662372437</text:p>
          </table:table-cell>
          <table:table-cell table:formula="of:=LOG([.E67])" office:value-type="float" office:value="2.11416895802776" calcext:value-type="float">
            <text:p>2.114168958</text:p>
          </table:table-cell>
          <table:table-cell table:formula="of:=LOG([.F67])" office:value-type="float" office:value="2.02484697624613" calcext:value-type="float">
            <text:p>2.0248469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1.18142292925" calcext:value-type="float">
            <text:p>881.1814229293</text:p>
          </table:table-cell>
          <table:table-cell office:value-type="float" office:value="10.678081297141" calcext:value-type="float">
            <text:p>10.6780812971</text:p>
          </table:table-cell>
          <table:table-cell office:value-type="float" office:value="330.415185176185" calcext:value-type="float">
            <text:p>330.4151851762</text:p>
          </table:table-cell>
          <table:table-cell office:value-type="float" office:value="245.657550795848" calcext:value-type="float">
            <text:p>245.6575507958</text:p>
          </table:table-cell>
          <table:table-cell office:value-type="float" office:value="179.045414247405" calcext:value-type="float">
            <text:p>179.0454142474</text:p>
          </table:table-cell>
          <table:table-cell office:value-type="float" office:value="4" calcext:value-type="float">
            <text:p>4</text:p>
          </table:table-cell>
          <table:table-cell table:formula="of:=LOG([.B68])" office:value-type="float" office:value="2.945065332777" calcext:value-type="float">
            <text:p>2.9450653328</text:p>
          </table:table-cell>
          <table:table-cell table:formula="of:=LOG([.C68])" office:value-type="float" office:value="1.02849322301799" calcext:value-type="float">
            <text:p>1.028493223</text:p>
          </table:table-cell>
          <table:table-cell table:formula="of:=LOG([.D68])" office:value-type="float" office:value="2.51905999835379" calcext:value-type="float">
            <text:p>2.5190599984</text:p>
          </table:table-cell>
          <table:table-cell table:formula="of:=LOG([.E68])" office:value-type="float" office:value="2.39033011762033" calcext:value-type="float">
            <text:p>2.3903301176</text:p>
          </table:table-cell>
          <table:table-cell table:formula="of:=LOG([.F68])" office:value-type="float" office:value="2.25296320223956" calcext:value-type="float">
            <text:p>2.252963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5.86917676029" calcext:value-type="float">
            <text:p>1095.8691767603</text:p>
          </table:table-cell>
          <table:table-cell office:value-type="float" office:value="30.3797657724936" calcext:value-type="float">
            <text:p>30.3797657725</text:p>
          </table:table-cell>
          <table:table-cell office:value-type="float" office:value="597.781789588335" calcext:value-type="float">
            <text:p>597.7817895883</text:p>
          </table:table-cell>
          <table:table-cell office:value-type="float" office:value="426.475735920249" calcext:value-type="float">
            <text:p>426.4757359202</text:p>
          </table:table-cell>
          <table:table-cell office:value-type="float" office:value="311.821700405912" calcext:value-type="float">
            <text:p>311.8217004059</text:p>
          </table:table-cell>
          <table:table-cell office:value-type="float" office:value="5" calcext:value-type="float">
            <text:p>5</text:p>
          </table:table-cell>
          <table:table-cell table:formula="of:=LOG([.B69])" office:value-type="float" office:value="3.03975871181051" calcext:value-type="float">
            <text:p>3.0397587118</text:p>
          </table:table-cell>
          <table:table-cell table:formula="of:=LOG([.C69])" office:value-type="float" office:value="1.48258442113619" calcext:value-type="float">
            <text:p>1.4825844211</text:p>
          </table:table-cell>
          <table:table-cell table:formula="of:=LOG([.D69])" office:value-type="float" office:value="2.77654268085756" calcext:value-type="float">
            <text:p>2.7765426809</text:p>
          </table:table-cell>
          <table:table-cell table:formula="of:=LOG([.E69])" office:value-type="float" office:value="2.62989432728383" calcext:value-type="float">
            <text:p>2.6298943273</text:p>
          </table:table-cell>
          <table:table-cell table:formula="of:=LOG([.F69])" office:value-type="float" office:value="2.49390633547952" calcext:value-type="float">
            <text:p>2.4939063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6.82375815869" calcext:value-type="float">
            <text:p>1206.8237581587</text:p>
          </table:table-cell>
          <table:table-cell office:value-type="float" office:value="77.3408360774629" calcext:value-type="float">
            <text:p>77.3408360775</text:p>
          </table:table-cell>
          <table:table-cell office:value-type="float" office:value="1108.62900862296" calcext:value-type="float">
            <text:p>1108.629008623</text:p>
          </table:table-cell>
          <table:table-cell office:value-type="float" office:value="707.792657532766" calcext:value-type="float">
            <text:p>707.7926575328</text:p>
          </table:table-cell>
          <table:table-cell office:value-type="float" office:value="562.877396714175" calcext:value-type="float">
            <text:p>562.8773967142</text:p>
          </table:table-cell>
          <table:table-cell office:value-type="float" office:value="6" calcext:value-type="float">
            <text:p>6</text:p>
          </table:table-cell>
          <table:table-cell table:formula="of:=LOG([.B70])" office:value-type="float" office:value="3.08164385133362" calcext:value-type="float">
            <text:p>3.0816438513</text:p>
          </table:table-cell>
          <table:table-cell table:formula="of:=LOG([.C70])" office:value-type="float" office:value="1.88840886261507" calcext:value-type="float">
            <text:p>1.8884088626</text:p>
          </table:table-cell>
          <table:table-cell table:formula="of:=LOG([.D70])" office:value-type="float" office:value="3.04478623824711" calcext:value-type="float">
            <text:p>3.0447862382</text:p>
          </table:table-cell>
          <table:table-cell table:formula="of:=LOG([.E70])" office:value-type="float" office:value="2.84990605306055" calcext:value-type="float">
            <text:p>2.8499060531</text:p>
          </table:table-cell>
          <table:table-cell table:formula="of:=LOG([.F70])" office:value-type="float" office:value="2.75041380918711" calcext:value-type="float">
            <text:p>2.7504138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6.53158344077" calcext:value-type="float">
            <text:p>1296.5315834408</text:p>
          </table:table-cell>
          <table:table-cell office:value-type="float" office:value="182.353958635242" calcext:value-type="float">
            <text:p>182.3539586352</text:p>
          </table:table-cell>
          <table:table-cell office:value-type="float" office:value="1828.69749901985" calcext:value-type="float">
            <text:p>1828.6974990199</text:p>
          </table:table-cell>
          <table:table-cell office:value-type="float" office:value="1110.07173461665" calcext:value-type="float">
            <text:p>1110.0717346167</text:p>
          </table:table-cell>
          <table:table-cell office:value-type="float" office:value="925.940558943054" calcext:value-type="float">
            <text:p>925.9405589431</text:p>
          </table:table-cell>
          <table:table-cell office:value-type="float" office:value="7" calcext:value-type="float">
            <text:p>7</text:p>
          </table:table-cell>
          <table:table-cell table:formula="of:=LOG([.B71])" office:value-type="float" office:value="3.11278310062483" calcext:value-type="float">
            <text:p>3.1127831006</text:p>
          </table:table-cell>
          <table:table-cell table:formula="of:=LOG([.C71])" office:value-type="float" office:value="2.26091519564421" calcext:value-type="float">
            <text:p>2.2609151956</text:p>
          </table:table-cell>
          <table:table-cell table:formula="of:=LOG([.D71])" office:value-type="float" office:value="3.26214187093746" calcext:value-type="float">
            <text:p>3.2621418709</text:p>
          </table:table-cell>
          <table:table-cell table:formula="of:=LOG([.E71])" office:value-type="float" office:value="3.04535104449976" calcext:value-type="float">
            <text:p>3.0453510445</text:p>
          </table:table-cell>
          <table:table-cell table:formula="of:=LOG([.F71])" office:value-type="float" office:value="2.9665831079005" calcext:value-type="float">
            <text:p>2.9665831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.8843246419" calcext:value-type="float">
            <text:p>1376.8843246419</text:p>
          </table:table-cell>
          <table:table-cell office:value-type="float" office:value="441.650958400453" calcext:value-type="float">
            <text:p>441.6509584005</text:p>
          </table:table-cell>
          <table:table-cell office:value-type="float" office:value="2667.50247259998" calcext:value-type="float">
            <text:p>2667.5024726</text:p>
          </table:table-cell>
          <table:table-cell office:value-type="float" office:value="1558.88756943459" calcext:value-type="float">
            <text:p>1558.8875694346</text:p>
          </table:table-cell>
          <table:table-cell office:value-type="float" office:value="1343.87206052942" calcext:value-type="float">
            <text:p>1343.8720605294</text:p>
          </table:table-cell>
          <table:table-cell office:value-type="float" office:value="8" calcext:value-type="float">
            <text:p>8</text:p>
          </table:table-cell>
          <table:table-cell table:formula="of:=LOG([.B72])" office:value-type="float" office:value="3.13889745566729" calcext:value-type="float">
            <text:p>3.1388974557</text:p>
          </table:table-cell>
          <table:table-cell table:formula="of:=LOG([.C72])" office:value-type="float" office:value="2.64507917721055" calcext:value-type="float">
            <text:p>2.6450791772</text:p>
          </table:table-cell>
          <table:table-cell table:formula="of:=LOG([.D72])" office:value-type="float" office:value="3.42610483065922" calcext:value-type="float">
            <text:p>3.4261048307</text:p>
          </table:table-cell>
          <table:table-cell table:formula="of:=LOG([.E72])" office:value-type="float" office:value="3.19281479399904" calcext:value-type="float">
            <text:p>3.192814794</text:p>
          </table:table-cell>
          <table:table-cell table:formula="of:=LOG([.F72])" office:value-type="float" office:value="3.12835792492995" calcext:value-type="float">
            <text:p>3.1283579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3.37395712338" calcext:value-type="float">
            <text:p>1453.3739571234</text:p>
          </table:table-cell>
          <table:table-cell office:value-type="float" office:value="1029.70123827987" calcext:value-type="float">
            <text:p>1029.7012382799</text:p>
          </table:table-cell>
          <table:table-cell office:value-type="float" office:value="3651.22082440887" calcext:value-type="float">
            <text:p>3651.2208244089</text:p>
          </table:table-cell>
          <table:table-cell office:value-type="float" office:value="1993.93245883379" calcext:value-type="float">
            <text:p>1993.9324588338</text:p>
          </table:table-cell>
          <table:table-cell office:value-type="float" office:value="1819.28402085218" calcext:value-type="float">
            <text:p>1819.2840208522</text:p>
          </table:table-cell>
          <table:table-cell office:value-type="float" office:value="9" calcext:value-type="float">
            <text:p>9</text:p>
          </table:table-cell>
          <table:table-cell table:formula="of:=LOG([.B73])" office:value-type="float" office:value="3.16237737384338" calcext:value-type="float">
            <text:p>3.1623773738</text:p>
          </table:table-cell>
          <table:table-cell table:formula="of:=LOG([.C73])" office:value-type="float" office:value="3.01271123500826" calcext:value-type="float">
            <text:p>3.012711235</text:p>
          </table:table-cell>
          <table:table-cell table:formula="of:=LOG([.D73])" office:value-type="float" office:value="3.56243809970462" calcext:value-type="float">
            <text:p>3.5624380997</text:p>
          </table:table-cell>
          <table:table-cell table:formula="of:=LOG([.E73])" office:value-type="float" office:value="3.29971044321707" calcext:value-type="float">
            <text:p>3.2997104432</text:p>
          </table:table-cell>
          <table:table-cell table:formula="of:=LOG([.F73])" office:value-type="float" office:value="3.25990050503377" calcext:value-type="float">
            <text:p>3.259900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9.35484573194" calcext:value-type="float">
            <text:p>1479.354845732</text:p>
          </table:table-cell>
          <table:table-cell office:value-type="float" office:value="2327.9737114876" calcext:value-type="float">
            <text:p>2327.9737114876</text:p>
          </table:table-cell>
          <table:table-cell office:value-type="float" office:value="4659.47263803287" calcext:value-type="float">
            <text:p>4659.4726380329</text:p>
          </table:table-cell>
          <table:table-cell office:value-type="float" office:value="2398.02317248423" calcext:value-type="float">
            <text:p>2398.0231724842</text:p>
          </table:table-cell>
          <table:table-cell office:value-type="float" office:value="2335.80871568457" calcext:value-type="float">
            <text:p>2335.8087156846</text:p>
          </table:table-cell>
          <table:table-cell office:value-type="float" office:value="10" calcext:value-type="float">
            <text:p>10</text:p>
          </table:table-cell>
          <table:table-cell table:formula="of:=LOG([.B74])" office:value-type="float" office:value="3.17007235862117" calcext:value-type="float">
            <text:p>3.1700723586</text:p>
          </table:table-cell>
          <table:table-cell table:formula="of:=LOG([.C74])" office:value-type="float" office:value="3.36697807175949" calcext:value-type="float">
            <text:p>3.3669780718</text:p>
          </table:table-cell>
          <table:table-cell table:formula="of:=LOG([.D74])" office:value-type="float" office:value="3.66833676575594" calcext:value-type="float">
            <text:p>3.6683367658</text:p>
          </table:table-cell>
          <table:table-cell table:formula="of:=LOG([.E74])" office:value-type="float" office:value="3.37985337544065" calcext:value-type="float">
            <text:p>3.3798533754</text:p>
          </table:table-cell>
          <table:table-cell table:formula="of:=LOG([.F74])" office:value-type="float" office:value="3.36843727460298" calcext:value-type="float">
            <text:p>3.3684372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3.22094113223" calcext:value-type="float">
            <text:p>1493.2209411322</text:p>
          </table:table-cell>
          <table:table-cell office:value-type="float" office:value="4804.09822623641" calcext:value-type="float">
            <text:p>4804.0982262364</text:p>
          </table:table-cell>
          <table:table-cell office:value-type="float" office:value="5719.12884281516" calcext:value-type="float">
            <text:p>5719.1288428152</text:p>
          </table:table-cell>
          <table:table-cell office:value-type="float" office:value="2812.70755053346" calcext:value-type="float">
            <text:p>2812.7075505335</text:p>
          </table:table-cell>
          <table:table-cell office:value-type="float" office:value="2870.39355869632" calcext:value-type="float">
            <text:p>2870.3935586963</text:p>
          </table:table-cell>
          <table:table-cell office:value-type="float" office:value="11" calcext:value-type="float">
            <text:p>11</text:p>
          </table:table-cell>
          <table:table-cell table:formula="of:=LOG([.B75])" office:value-type="float" office:value="3.17412407190147" calcext:value-type="float">
            <text:p>3.1741240719</text:p>
          </table:table-cell>
          <table:table-cell table:formula="of:=LOG([.C75])" office:value-type="float" office:value="3.68161187855525" calcext:value-type="float">
            <text:p>3.6816118786</text:p>
          </table:table-cell>
          <table:table-cell table:formula="of:=LOG([.D75])" office:value-type="float" office:value="3.75732988061615" calcext:value-type="float">
            <text:p>3.7573298806</text:p>
          </table:table-cell>
          <table:table-cell table:formula="of:=LOG([.E75])" office:value-type="float" office:value="3.44912457902188" calcext:value-type="float">
            <text:p>3.449124579</text:p>
          </table:table-cell>
          <table:table-cell table:formula="of:=LOG([.F75])" office:value-type="float" office:value="3.45794144678701" calcext:value-type="float">
            <text:p>3.45794144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5.90224755059" calcext:value-type="float">
            <text:p>1505.9022475506</text:p>
          </table:table-cell>
          <table:table-cell office:value-type="float" office:value="10047.0690212232" calcext:value-type="float">
            <text:p>10047.0690212232</text:p>
          </table:table-cell>
          <table:table-cell office:value-type="float" office:value="6869.91402908987" calcext:value-type="float">
            <text:p>6869.9140290899</text:p>
          </table:table-cell>
          <table:table-cell office:value-type="float" office:value="3202.01101612666" calcext:value-type="float">
            <text:p>3202.0110161267</text:p>
          </table:table-cell>
          <table:table-cell office:value-type="float" office:value="3433.43865210967" calcext:value-type="float">
            <text:p>3433.4386521097</text:p>
          </table:table-cell>
          <table:table-cell office:value-type="float" office:value="12" calcext:value-type="float">
            <text:p>12</text:p>
          </table:table-cell>
          <table:table-cell table:formula="of:=LOG([.B76])" office:value-type="float" office:value="3.17779678147476" calcext:value-type="float">
            <text:p>3.1777967815</text:p>
          </table:table-cell>
          <table:table-cell table:formula="of:=LOG([.C76])" office:value-type="float" office:value="4.00203938578032" calcext:value-type="float">
            <text:p>4.0020393858</text:p>
          </table:table-cell>
          <table:table-cell table:formula="of:=LOG([.D76])" office:value-type="float" office:value="3.83695130228146" calcext:value-type="float">
            <text:p>3.8369513023</text:p>
          </table:table-cell>
          <table:table-cell table:formula="of:=LOG([.E76])" office:value-type="float" office:value="3.50542282172281" calcext:value-type="float">
            <text:p>3.5054228217</text:p>
          </table:table-cell>
          <table:table-cell table:formula="of:=LOG([.F76])" office:value-type="float" office:value="3.53572929192586" calcext:value-type="float">
            <text:p>3.53572929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2.87350715927" calcext:value-type="float">
            <text:p>1512.8735071593</text:p>
          </table:table-cell>
          <table:table-cell office:value-type="float" office:value="16985.3989644756" calcext:value-type="float">
            <text:p>16985.3989644756</text:p>
          </table:table-cell>
          <table:table-cell office:value-type="float" office:value="7939.06748561542" calcext:value-type="float">
            <text:p>7939.0674856154</text:p>
          </table:table-cell>
          <table:table-cell office:value-type="float" office:value="3555.81409641156" calcext:value-type="float">
            <text:p>3555.8140964116</text:p>
          </table:table-cell>
          <table:table-cell office:value-type="float" office:value="3974.85650403463" calcext:value-type="float">
            <text:p>3974.8565040346</text:p>
          </table:table-cell>
          <table:table-cell office:value-type="float" office:value="13" calcext:value-type="float">
            <text:p>13</text:p>
          </table:table-cell>
          <table:table-cell table:formula="of:=LOG([.B77])" office:value-type="float" office:value="3.17980261775269" calcext:value-type="float">
            <text:p>3.1798026178</text:p>
          </table:table-cell>
          <table:table-cell table:formula="of:=LOG([.C77])" office:value-type="float" office:value="4.23007575232676" calcext:value-type="float">
            <text:p>4.2300757523</text:p>
          </table:table-cell>
          <table:table-cell table:formula="of:=LOG([.D77])" office:value-type="float" office:value="3.89976949365692" calcext:value-type="float">
            <text:p>3.8997694937</text:p>
          </table:table-cell>
          <table:table-cell table:formula="of:=LOG([.E77])" office:value-type="float" office:value="3.55093904728886" calcext:value-type="float">
            <text:p>3.5509390473</text:p>
          </table:table-cell>
          <table:table-cell table:formula="of:=LOG([.F77])" office:value-type="float" office:value="3.59932145484637" calcext:value-type="float">
            <text:p>3.59932145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5.83218513917" calcext:value-type="float">
            <text:p>1515.8321851392</text:p>
          </table:table-cell>
          <table:table-cell office:value-type="float" office:value="28931.0821680101" calcext:value-type="float">
            <text:p>28931.0821680101</text:p>
          </table:table-cell>
          <table:table-cell office:value-type="float" office:value="8977.27823504387" calcext:value-type="float">
            <text:p>8977.2782350439</text:p>
          </table:table-cell>
          <table:table-cell office:value-type="float" office:value="3852.65301717503" calcext:value-type="float">
            <text:p>3852.653017175</text:p>
          </table:table-cell>
          <table:table-cell office:value-type="float" office:value="4683.39657338287" calcext:value-type="float">
            <text:p>4683.3965733829</text:p>
          </table:table-cell>
          <table:table-cell office:value-type="float" office:value="14" calcext:value-type="float">
            <text:p>14</text:p>
          </table:table-cell>
          <table:table-cell table:formula="of:=LOG([.B78])" office:value-type="float" office:value="3.18065112405187" calcext:value-type="float">
            <text:p>3.1806511241</text:p>
          </table:table-cell>
          <table:table-cell table:formula="of:=LOG([.C78])" office:value-type="float" office:value="4.46136467875014" calcext:value-type="float">
            <text:p>4.4613646788</text:p>
          </table:table-cell>
          <table:table-cell table:formula="of:=LOG([.D78])" office:value-type="float" office:value="3.95314468559022" calcext:value-type="float">
            <text:p>3.9531446856</text:p>
          </table:table-cell>
          <table:table-cell table:formula="of:=LOG([.E78])" office:value-type="float" office:value="3.58575989675971" calcext:value-type="float">
            <text:p>3.5857598968</text:p>
          </table:table-cell>
          <table:table-cell table:formula="of:=LOG([.F78])" office:value-type="float" office:value="3.67056093385292" calcext:value-type="float">
            <text:p>3.6705609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0.1482849265" calcext:value-type="float">
            <text:p>1520.1482849265</text:p>
          </table:table-cell>
          <table:table-cell office:value-type="float" office:value="38082.5693974864" calcext:value-type="float">
            <text:p>38082.5693974864</text:p>
          </table:table-cell>
          <table:table-cell office:value-type="float" office:value="10281.304799269" calcext:value-type="float">
            <text:p>10281.304799269</text:p>
          </table:table-cell>
          <table:table-cell office:value-type="float" office:value="4219.62480868657" calcext:value-type="float">
            <text:p>4219.6248086866</text:p>
          </table:table-cell>
          <table:table-cell office:value-type="float" office:value="5150.1744823648" calcext:value-type="float">
            <text:p>5150.1744823648</text:p>
          </table:table-cell>
          <table:table-cell office:value-type="float" office:value="15" calcext:value-type="float">
            <text:p>15</text:p>
          </table:table-cell>
          <table:table-cell table:formula="of:=LOG([.B79])" office:value-type="float" office:value="3.18188595385547" calcext:value-type="float">
            <text:p>3.1818859539</text:p>
          </table:table-cell>
          <table:table-cell table:formula="of:=LOG([.C79])" office:value-type="float" office:value="4.58072624216794" calcext:value-type="float">
            <text:p>4.5807262422</text:p>
          </table:table-cell>
          <table:table-cell table:formula="of:=LOG([.D79])" office:value-type="float" office:value="4.01204823442221" calcext:value-type="float">
            <text:p>4.0120482344</text:p>
          </table:table-cell>
          <table:table-cell table:formula="of:=LOG([.E79])" office:value-type="float" office:value="3.62527383703727" calcext:value-type="float">
            <text:p>3.625273837</text:p>
          </table:table-cell>
          <table:table-cell table:formula="of:=LOG([.F79])" office:value-type="float" office:value="3.71182194271975" calcext:value-type="float">
            <text:p>3.71182194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1.87919869158" calcext:value-type="float">
            <text:p>1521.8791986916</text:p>
          </table:table-cell>
          <table:table-cell office:value-type="float" office:value="57340.2810684619" calcext:value-type="float">
            <text:p>57340.2810684619</text:p>
          </table:table-cell>
          <table:table-cell office:value-type="float" office:value="11276.7880524496" calcext:value-type="float">
            <text:p>11276.7880524496</text:p>
          </table:table-cell>
          <table:table-cell office:value-type="float" office:value="4494.38572712069" calcext:value-type="float">
            <text:p>4494.3857271207</text:p>
          </table:table-cell>
          <table:table-cell office:value-type="float" office:value="5790.46437887472" calcext:value-type="float">
            <text:p>5790.4643788747</text:p>
          </table:table-cell>
          <table:table-cell office:value-type="float" office:value="16" calcext:value-type="float">
            <text:p>16</text:p>
          </table:table-cell>
          <table:table-cell table:formula="of:=LOG([.B80])" office:value-type="float" office:value="3.18238018106545" calcext:value-type="float">
            <text:p>3.1823801811</text:p>
          </table:table-cell>
          <table:table-cell table:formula="of:=LOG([.C80])" office:value-type="float" office:value="4.75845981742426" calcext:value-type="float">
            <text:p>4.7584598174</text:p>
          </table:table-cell>
          <table:table-cell table:formula="of:=LOG([.D80])" office:value-type="float" office:value="4.05218541793311" calcext:value-type="float">
            <text:p>4.0521854179</text:p>
          </table:table-cell>
          <table:table-cell table:formula="of:=LOG([.E80])" office:value-type="float" office:value="3.65267034266505" calcext:value-type="float">
            <text:p>3.6526703427</text:p>
          </table:table-cell>
          <table:table-cell table:formula="of:=LOG([.F80])" office:value-type="float" office:value="3.7627133943139" calcext:value-type="float">
            <text:p>3.76271339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3.7902542896" calcext:value-type="float">
            <text:p>1523.7902542896</text:p>
          </table:table-cell>
          <table:table-cell office:value-type="float" office:value="62081.2910790549" calcext:value-type="float">
            <text:p>62081.2910790549</text:p>
          </table:table-cell>
          <table:table-cell office:value-type="float" office:value="12057.9261581287" calcext:value-type="float">
            <text:p>12057.9261581287</text:p>
          </table:table-cell>
          <table:table-cell office:value-type="float" office:value="4810.15642795034" calcext:value-type="float">
            <text:p>4810.1564279503</text:p>
          </table:table-cell>
          <table:table-cell office:value-type="float" office:value="6190.99705440692" calcext:value-type="float">
            <text:p>6190.9970544069</text:p>
          </table:table-cell>
          <table:table-cell office:value-type="float" office:value="17" calcext:value-type="float">
            <text:p>17</text:p>
          </table:table-cell>
          <table:table-cell table:formula="of:=LOG([.B81])" office:value-type="float" office:value="3.18292519162721" calcext:value-type="float">
            <text:p>3.1829251916</text:p>
          </table:table-cell>
          <table:table-cell table:formula="of:=LOG([.C81])" office:value-type="float" office:value="4.79296074018761" calcext:value-type="float">
            <text:p>4.7929607402</text:p>
          </table:table-cell>
          <table:table-cell table:formula="of:=LOG([.D81])" office:value-type="float" office:value="4.08127261994935" calcext:value-type="float">
            <text:p>4.0812726199</text:p>
          </table:table-cell>
          <table:table-cell table:formula="of:=LOG([.E81])" office:value-type="float" office:value="3.68215920001021" calcext:value-type="float">
            <text:p>3.6821592</text:p>
          </table:table-cell>
          <table:table-cell table:formula="of:=LOG([.F81])" office:value-type="float" office:value="3.79176059738148" calcext:value-type="float">
            <text:p>3.79176059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4.93460499731" calcext:value-type="float">
            <text:p>1524.9346049973</text:p>
          </table:table-cell>
          <table:table-cell office:value-type="float" office:value="85560.1083382586" calcext:value-type="float">
            <text:p>85560.1083382586</text:p>
          </table:table-cell>
          <table:table-cell office:value-type="float" office:value="13234.347060151" calcext:value-type="float">
            <text:p>13234.347060151</text:p>
          </table:table-cell>
          <table:table-cell office:value-type="float" office:value="4998.05489912716" calcext:value-type="float">
            <text:p>4998.0548991272</text:p>
          </table:table-cell>
          <table:table-cell office:value-type="float" office:value="7134.95248111384" calcext:value-type="float">
            <text:p>7134.9524811138</text:p>
          </table:table-cell>
          <table:table-cell office:value-type="float" office:value="18" calcext:value-type="float">
            <text:p>18</text:p>
          </table:table-cell>
          <table:table-cell table:formula="of:=LOG([.B82])" office:value-type="float" office:value="3.18325121988099" calcext:value-type="float">
            <text:p>3.1832512199</text:p>
          </table:table-cell>
          <table:table-cell table:formula="of:=LOG([.C82])" office:value-type="float" office:value="4.93227132581391" calcext:value-type="float">
            <text:p>4.9322713258</text:p>
          </table:table-cell>
          <table:table-cell table:formula="of:=LOG([.D82])" office:value-type="float" office:value="4.12170251948183" calcext:value-type="float">
            <text:p>4.1217025195</text:p>
          </table:table-cell>
          <table:table-cell table:formula="of:=LOG([.E82])" office:value-type="float" office:value="3.69880102214998" calcext:value-type="float">
            <text:p>3.6988010221</text:p>
          </table:table-cell>
          <table:table-cell table:formula="of:=LOG([.F82])" office:value-type="float" office:value="3.8533910850528" calcext:value-type="float">
            <text:p>3.85339108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5.33561669866" calcext:value-type="float">
            <text:p>1525.3356166987</text:p>
          </table:table-cell>
          <table:table-cell office:value-type="float" office:value="93899.9062635924" calcext:value-type="float">
            <text:p>93899.9062635924</text:p>
          </table:table-cell>
          <table:table-cell office:value-type="float" office:value="14984.8147200586" calcext:value-type="float">
            <text:p>14984.8147200586</text:p>
          </table:table-cell>
          <table:table-cell office:value-type="float" office:value="5063.14012714829" calcext:value-type="float">
            <text:p>5063.1401271483</text:p>
          </table:table-cell>
          <table:table-cell office:value-type="float" office:value="7196.89647172979" calcext:value-type="float">
            <text:p>7196.8964717298</text:p>
          </table:table-cell>
          <table:table-cell office:value-type="float" office:value="19" calcext:value-type="float">
            <text:p>19</text:p>
          </table:table-cell>
          <table:table-cell table:formula="of:=LOG([.B83])" office:value-type="float" office:value="3.18336541118695" calcext:value-type="float">
            <text:p>3.1833654112</text:p>
          </table:table-cell>
          <table:table-cell table:formula="of:=LOG([.C83])" office:value-type="float" office:value="4.97266515872804" calcext:value-type="float">
            <text:p>4.9726651587</text:p>
          </table:table-cell>
          <table:table-cell table:formula="of:=LOG([.D83])" office:value-type="float" office:value="4.17565137747495" calcext:value-type="float">
            <text:p>4.1756513775</text:p>
          </table:table-cell>
          <table:table-cell table:formula="of:=LOG([.E83])" office:value-type="float" office:value="3.70441994705998" calcext:value-type="float">
            <text:p>3.7044199471</text:p>
          </table:table-cell>
          <table:table-cell table:formula="of:=LOG([.F83])" office:value-type="float" office:value="3.85714525535112" calcext:value-type="float">
            <text:p>3.8571452554</text:p>
          </table:table-cell>
        </table:table-row>
      </table:table>
      <table:table table:name="Sheet2" table:style-name="ta1">
        <table:shapes>
          <draw:frame draw:z-index="0" draw:style-name="gr1" draw:text-style-name="P1" svg:width="771.9pt" svg:height="409.75pt" svg:x="0pt" svg:y="264.87pt">
            <loext:p draw:notify-on-update-of-ranges="Sheet2.I1:Sheet2.I1 Sheet2.I2:Sheet2.I20 Sheet2.J1:Sheet2.J1 Sheet2.J2:Sheet2.J20 Sheet2.K1:Sheet2.K1 Sheet2.K2:Sheet2.K20 Sheet2.L1:Sheet2.L1 Sheet2.L2:Sheet2.L20 Sheet2.M1:Sheet2.M1 Sheet2.M2:Sheet2.M20 Sheet2.N1:Sheet2.N1 Sheet2.N2:Sheet2.N20 Sheet2.O1:Sheet2.O1 Sheet2.O2:Sheet2.O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CFS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hreshold(1000.0)</text:p>
          </table:table-cell>
          <table:table-cell office:value-type="string" calcext:value-type="string">
            <text:p>Threshold(3000.0)</text:p>
          </table:table-cell>
          <table:table-cell/>
          <table:table-cell table:formula="of:=[.A1]" office:value-type="string" office:string-value="FCFS" calcext:value-type="string">
            <text:p>FCFS</text:p>
          </table:table-cell>
          <table:table-cell table:formula="of:=[.B1]" office:value-type="string" office:string-value="FB" calcext:value-type="string">
            <text:p>FB</text:p>
          </table:table-cell>
          <table:table-cell table:formula="of:=[.C1]" office:value-type="string" office:string-value="PS" calcext:value-type="string">
            <text:p>PS</text:p>
          </table:table-cell>
          <table:table-cell table:formula="of:=[.D1]" office:value-type="string" office:string-value="Hybrid" calcext:value-type="string">
            <text:p>Hybrid</text:p>
          </table:table-cell>
          <table:table-cell table:formula="of:=[.E1]" office:value-type="string" office:string-value="Log" calcext:value-type="string">
            <text:p>Log</text:p>
          </table:table-cell>
          <table:table-cell table:formula="of:=[.F1]" office:value-type="string" office:string-value="Threshold(1000.0)" calcext:value-type="string">
            <text:p>Threshold(1000.0)</text:p>
          </table:table-cell>
          <table:table-cell table:formula="of:=[.G1]" office:value-type="string" office:string-value="Threshold(3000.0)" calcext:value-type="string">
            <text:p>Threshold(3000.0)</text:p>
          </table:table-cell>
        </table:table-row>
        <table:table-row table:style-name="ro1">
          <table:table-cell office:value-type="float" office:value="290.514761548169" calcext:value-type="float">
            <text:p>290.5147615482</text:p>
          </table:table-cell>
          <table:table-cell office:value-type="float" office:value="1.01263929181732" calcext:value-type="float">
            <text:p>1.0126392918</text:p>
          </table:table-cell>
          <table:table-cell office:value-type="float" office:value="32.0344976193737" calcext:value-type="float">
            <text:p>32.0344976194</text:p>
          </table:table-cell>
          <table:table-cell office:value-type="float" office:value="3.40609978523571" calcext:value-type="float">
            <text:p>3.4060997852</text:p>
          </table:table-cell>
          <table:table-cell office:value-type="float" office:value="54.9066166869598" calcext:value-type="float">
            <text:p>54.906616687</text:p>
          </table:table-cell>
          <table:table-cell office:value-type="float" office:value="3.93246100115357" calcext:value-type="float">
            <text:p>3.9324610012</text:p>
          </table:table-cell>
          <table:table-cell office:value-type="float" office:value="1.34062050632201" calcext:value-type="float">
            <text:p>1.3406205063</text:p>
          </table:table-cell>
          <table:table-cell/>
          <table:table-cell table:formula="of:=LOG([.A2]; 2)" office:value-type="float" office:value="8.18246766105092" calcext:value-type="float">
            <text:p>8.1824676611</text:p>
          </table:table-cell>
          <table:table-cell table:formula="of:=LOG([.B2]; 2)" office:value-type="float" office:value="0.0181203690267987" calcext:value-type="float">
            <text:p>0.018120369</text:p>
          </table:table-cell>
          <table:table-cell table:formula="of:=LOG([.C2]; 2)" office:value-type="float" office:value="5.0015544605192" calcext:value-type="float">
            <text:p>5.0015544605</text:p>
          </table:table-cell>
          <table:table-cell table:formula="of:=LOG([.D2]; 2)" office:value-type="float" office:value="1.76812070088726" calcext:value-type="float">
            <text:p>1.7681207009</text:p>
          </table:table-cell>
          <table:table-cell table:formula="of:=LOG([.E2]; 2)" office:value-type="float" office:value="5.77890811089861" calcext:value-type="float">
            <text:p>5.7789081109</text:p>
          </table:table-cell>
          <table:table-cell table:formula="of:=LOG([.F2]; 2)" office:value-type="float" office:value="1.97543245827381" calcext:value-type="float">
            <text:p>1.9754324583</text:p>
          </table:table-cell>
          <table:table-cell table:formula="of:=LOG([.G2]; 2)" office:value-type="float" office:value="0.422900906794699" calcext:value-type="float">
            <text:p>0.4229009068</text:p>
          </table:table-cell>
        </table:table-row>
        <table:table-row table:style-name="ro1">
          <table:table-cell office:value-type="float" office:value="539.748019676481" calcext:value-type="float">
            <text:p>539.7480196765</text:p>
          </table:table-cell>
          <table:table-cell office:value-type="float" office:value="3.36406388052274" calcext:value-type="float">
            <text:p>3.3640638805</text:p>
          </table:table-cell>
          <table:table-cell office:value-type="float" office:value="92.5216842241644" calcext:value-type="float">
            <text:p>92.5216842242</text:p>
          </table:table-cell>
          <table:table-cell office:value-type="float" office:value="74.1352517686319" calcext:value-type="float">
            <text:p>74.1352517686</text:p>
          </table:table-cell>
          <table:table-cell office:value-type="float" office:value="134.020458417945" calcext:value-type="float">
            <text:p>134.0204584179</text:p>
          </table:table-cell>
          <table:table-cell office:value-type="float" office:value="109.776223114284" calcext:value-type="float">
            <text:p>109.7762231143</text:p>
          </table:table-cell>
          <table:table-cell office:value-type="float" office:value="6.38635161030106" calcext:value-type="float">
            <text:p>6.3863516103</text:p>
          </table:table-cell>
          <table:table-cell/>
          <table:table-cell table:formula="of:=LOG([.A3]; 2)" office:value-type="float" office:value="9.07614223481609" calcext:value-type="float">
            <text:p>9.0761422348</text:p>
          </table:table-cell>
          <table:table-cell table:formula="of:=LOG([.B3]; 2)" office:value-type="float" office:value="1.75020510132383" calcext:value-type="float">
            <text:p>1.7502051013</text:p>
          </table:table-cell>
          <table:table-cell table:formula="of:=LOG([.C3]; 2)" office:value-type="float" office:value="6.53171962328833" calcext:value-type="float">
            <text:p>6.5317196233</text:p>
          </table:table-cell>
          <table:table-cell table:formula="of:=LOG([.D3]; 2)" office:value-type="float" office:value="6.21208781094521" calcext:value-type="float">
            <text:p>6.2120878109</text:p>
          </table:table-cell>
          <table:table-cell table:formula="of:=LOG([.E3]; 2)" office:value-type="float" office:value="7.06630943676542" calcext:value-type="float">
            <text:p>7.0663094368</text:p>
          </table:table-cell>
          <table:table-cell table:formula="of:=LOG([.F3]; 2)" office:value-type="float" office:value="6.77842179867399" calcext:value-type="float">
            <text:p>6.7784217987</text:p>
          </table:table-cell>
          <table:table-cell table:formula="of:=LOG([.G3]; 2)" office:value-type="float" office:value="2.67499198486436" calcext:value-type="float">
            <text:p>2.6749919849</text:p>
          </table:table-cell>
        </table:table-row>
        <table:table-row table:style-name="ro1">
          <table:table-cell office:value-type="float" office:value="722.62968260888" calcext:value-type="float">
            <text:p>722.6296826089</text:p>
          </table:table-cell>
          <table:table-cell office:value-type="float" office:value="9.18435199698433" calcext:value-type="float">
            <text:p>9.184351997</text:p>
          </table:table-cell>
          <table:table-cell office:value-type="float" office:value="184.602357815143" calcext:value-type="float">
            <text:p>184.6023578151</text:p>
          </table:table-cell>
          <table:table-cell office:value-type="float" office:value="492.618198440061" calcext:value-type="float">
            <text:p>492.6181984401</text:p>
          </table:table-cell>
          <table:table-cell office:value-type="float" office:value="241.154570044135" calcext:value-type="float">
            <text:p>241.1545700441</text:p>
          </table:table-cell>
          <table:table-cell office:value-type="float" office:value="1003.49780404998" calcext:value-type="float">
            <text:p>1003.49780405</text:p>
          </table:table-cell>
          <table:table-cell office:value-type="float" office:value="27.5755686252742" calcext:value-type="float">
            <text:p>27.5755686253</text:p>
          </table:table-cell>
          <table:table-cell/>
          <table:table-cell table:formula="of:=LOG([.A4]; 2)" office:value-type="float" office:value="9.49711270564822" calcext:value-type="float">
            <text:p>9.4971127056</text:p>
          </table:table-cell>
          <table:table-cell table:formula="of:=LOG([.B4]; 2)" office:value-type="float" office:value="3.19917793541214" calcext:value-type="float">
            <text:p>3.1991779354</text:p>
          </table:table-cell>
          <table:table-cell table:formula="of:=LOG([.C4]; 2)" office:value-type="float" office:value="7.52827716955414" calcext:value-type="float">
            <text:p>7.5282771696</text:p>
          </table:table-cell>
          <table:table-cell table:formula="of:=LOG([.D4]; 2)" office:value-type="float" office:value="8.9443261150421" calcext:value-type="float">
            <text:p>8.944326115</text:p>
          </table:table-cell>
          <table:table-cell table:formula="of:=LOG([.E4]; 2)" office:value-type="float" office:value="7.91381434019192" calcext:value-type="float">
            <text:p>7.9138143402</text:p>
          </table:table-cell>
          <table:table-cell table:formula="of:=LOG([.F4]; 2)" office:value-type="float" office:value="9.97082174432259" calcext:value-type="float">
            <text:p>9.9708217443</text:p>
          </table:table-cell>
          <table:table-cell table:formula="of:=LOG([.G4]; 2)" office:value-type="float" office:value="4.78531873027447" calcext:value-type="float">
            <text:p>4.7853187303</text:p>
          </table:table-cell>
        </table:table-row>
        <table:table-row table:style-name="ro1">
          <table:table-cell office:value-type="float" office:value="881.18142292925" calcext:value-type="float">
            <text:p>881.1814229293</text:p>
          </table:table-cell>
          <table:table-cell office:value-type="float" office:value="23.5122939492576" calcext:value-type="float">
            <text:p>23.5122939493</text:p>
          </table:table-cell>
          <table:table-cell office:value-type="float" office:value="330.415185176185" calcext:value-type="float">
            <text:p>330.4151851762</text:p>
          </table:table-cell>
          <table:table-cell office:value-type="float" office:value="979.758047375421" calcext:value-type="float">
            <text:p>979.7580473754</text:p>
          </table:table-cell>
          <table:table-cell office:value-type="float" office:value="394.625492324791" calcext:value-type="float">
            <text:p>394.6254923248</text:p>
          </table:table-cell>
          <table:table-cell office:value-type="float" office:value="1033.5229348446" calcext:value-type="float">
            <text:p>1033.5229348446</text:p>
          </table:table-cell>
          <table:table-cell office:value-type="float" office:value="94.2988020086778" calcext:value-type="float">
            <text:p>94.2988020087</text:p>
          </table:table-cell>
          <table:table-cell/>
          <table:table-cell table:formula="of:=LOG([.A5]; 2)" office:value-type="float" office:value="9.78329527023073" calcext:value-type="float">
            <text:p>9.7832952702</text:p>
          </table:table-cell>
          <table:table-cell table:formula="of:=LOG([.B5]; 2)" office:value-type="float" office:value="4.55534339558695" calcext:value-type="float">
            <text:p>4.5553433956</text:p>
          </table:table-cell>
          <table:table-cell table:formula="of:=LOG([.C5]; 2)" office:value-type="float" office:value="8.36813618123837" calcext:value-type="float">
            <text:p>8.3681361812</text:p>
          </table:table-cell>
          <table:table-cell table:formula="of:=LOG([.D5]; 2)" office:value-type="float" office:value="9.93628170742199" calcext:value-type="float">
            <text:p>9.9362817074</text:p>
          </table:table-cell>
          <table:table-cell table:formula="of:=LOG([.E5]; 2)" office:value-type="float" office:value="8.62434034518398" calcext:value-type="float">
            <text:p>8.6243403452</text:p>
          </table:table-cell>
          <table:table-cell table:formula="of:=LOG([.F5]; 2)" office:value-type="float" office:value="10.0133546885386" calcext:value-type="float">
            <text:p>10.0133546885</text:p>
          </table:table-cell>
          <table:table-cell table:formula="of:=LOG([.G5]; 2)" office:value-type="float" office:value="6.55916753761045" calcext:value-type="float">
            <text:p>6.5591675376</text:p>
          </table:table-cell>
        </table:table-row>
        <table:table-row table:style-name="ro1">
          <table:table-cell office:value-type="float" office:value="1095.86917676029" calcext:value-type="float">
            <text:p>1095.8691767603</text:p>
          </table:table-cell>
          <table:table-cell office:value-type="float" office:value="71.6728481972823" calcext:value-type="float">
            <text:p>71.6728481973</text:p>
          </table:table-cell>
          <table:table-cell office:value-type="float" office:value="597.781789588335" calcext:value-type="float">
            <text:p>597.7817895883</text:p>
          </table:table-cell>
          <table:table-cell office:value-type="float" office:value="1341.00273525092" calcext:value-type="float">
            <text:p>1341.0027352509</text:p>
          </table:table-cell>
          <table:table-cell office:value-type="float" office:value="644.996337645105" calcext:value-type="float">
            <text:p>644.9963376451</text:p>
          </table:table-cell>
          <table:table-cell office:value-type="float" office:value="1104.21648477855" calcext:value-type="float">
            <text:p>1104.2164847786</text:p>
          </table:table-cell>
          <table:table-cell office:value-type="float" office:value="380.749968122749" calcext:value-type="float">
            <text:p>380.7499681228</text:p>
          </table:table-cell>
          <table:table-cell/>
          <table:table-cell table:formula="of:=LOG([.A6]; 2)" office:value-type="float" office:value="10.097859866442" calcext:value-type="float">
            <text:p>10.0978598664</text:p>
          </table:table-cell>
          <table:table-cell table:formula="of:=LOG([.B6]; 2)" office:value-type="float" office:value="6.16335478159822" calcext:value-type="float">
            <text:p>6.1633547816</text:p>
          </table:table-cell>
          <table:table-cell table:formula="of:=LOG([.C6]; 2)" office:value-type="float" office:value="9.22347513819461" calcext:value-type="float">
            <text:p>9.2234751382</text:p>
          </table:table-cell>
          <table:table-cell table:formula="of:=LOG([.D6]; 2)" office:value-type="float" office:value="10.3890964645808" calcext:value-type="float">
            <text:p>10.3890964646</text:p>
          </table:table-cell>
          <table:table-cell table:formula="of:=LOG([.E6]; 2)" office:value-type="float" office:value="9.3331471585645" calcext:value-type="float">
            <text:p>9.3331471586</text:p>
          </table:table-cell>
          <table:table-cell table:formula="of:=LOG([.F6]; 2)" office:value-type="float" office:value="10.108807328969" calcext:value-type="float">
            <text:p>10.108807329</text:p>
          </table:table-cell>
          <table:table-cell table:formula="of:=LOG([.G6]; 2)" office:value-type="float" office:value="8.5727001057016" calcext:value-type="float">
            <text:p>8.5727001057</text:p>
          </table:table-cell>
        </table:table-row>
        <table:table-row table:style-name="ro1">
          <table:table-cell office:value-type="float" office:value="1206.82375815869" calcext:value-type="float">
            <text:p>1206.8237581587</text:p>
          </table:table-cell>
          <table:table-cell office:value-type="float" office:value="278.614838091307" calcext:value-type="float">
            <text:p>278.6148380913</text:p>
          </table:table-cell>
          <table:table-cell office:value-type="float" office:value="1108.62900862296" calcext:value-type="float">
            <text:p>1108.629008623</text:p>
          </table:table-cell>
          <table:table-cell office:value-type="float" office:value="1643.97250155229" calcext:value-type="float">
            <text:p>1643.9725015523</text:p>
          </table:table-cell>
          <table:table-cell office:value-type="float" office:value="1087.17394417399" calcext:value-type="float">
            <text:p>1087.173944174</text:p>
          </table:table-cell>
          <table:table-cell office:value-type="float" office:value="1210.70837348411" calcext:value-type="float">
            <text:p>1210.7083734841</text:p>
          </table:table-cell>
          <table:table-cell office:value-type="float" office:value="3000.60331638805" calcext:value-type="float">
            <text:p>3000.6033163881</text:p>
          </table:table-cell>
          <table:table-cell/>
          <table:table-cell table:formula="of:=LOG([.A7]; 2)" office:value-type="float" office:value="10.2369992881821" calcext:value-type="float">
            <text:p>10.2369992882</text:p>
          </table:table-cell>
          <table:table-cell table:formula="of:=LOG([.B7]; 2)" office:value-type="float" office:value="8.12212828285641" calcext:value-type="float">
            <text:p>8.1221282829</text:p>
          </table:table-cell>
          <table:table-cell table:formula="of:=LOG([.C7]; 2)" office:value-type="float" office:value="10.1145609477595" calcext:value-type="float">
            <text:p>10.1145609478</text:p>
          </table:table-cell>
          <table:table-cell table:formula="of:=LOG([.D7]; 2)" office:value-type="float" office:value="10.6829704521696" calcext:value-type="float">
            <text:p>10.6829704522</text:p>
          </table:table-cell>
          <table:table-cell table:formula="of:=LOG([.E7]; 2)" office:value-type="float" office:value="10.0863670698486" calcext:value-type="float">
            <text:p>10.0863670698</text:p>
          </table:table-cell>
          <table:table-cell table:formula="of:=LOG([.F7]; 2)" office:value-type="float" office:value="10.2416356857842" calcext:value-type="float">
            <text:p>10.2416356858</text:p>
          </table:table-cell>
          <table:table-cell table:formula="of:=LOG([.G7]; 2)" office:value-type="float" office:value="11.5510368900671" calcext:value-type="float">
            <text:p>11.5510368901</text:p>
          </table:table-cell>
        </table:table-row>
        <table:table-row table:style-name="ro1">
          <table:table-cell office:value-type="float" office:value="1296.53158344077" calcext:value-type="float">
            <text:p>1296.5315834408</text:p>
          </table:table-cell>
          <table:table-cell office:value-type="float" office:value="1010.14012322911" calcext:value-type="float">
            <text:p>1010.1401232291</text:p>
          </table:table-cell>
          <table:table-cell office:value-type="float" office:value="1828.69749901985" calcext:value-type="float">
            <text:p>1828.6974990199</text:p>
          </table:table-cell>
          <table:table-cell office:value-type="float" office:value="2102.76164330842" calcext:value-type="float">
            <text:p>2102.7616433084</text:p>
          </table:table-cell>
          <table:table-cell office:value-type="float" office:value="1708.95115967109" calcext:value-type="float">
            <text:p>1708.9511596711</text:p>
          </table:table-cell>
          <table:table-cell office:value-type="float" office:value="1296.99084208522" calcext:value-type="float">
            <text:p>1296.9908420852</text:p>
          </table:table-cell>
          <table:table-cell office:value-type="float" office:value="3010.03999922972" calcext:value-type="float">
            <text:p>3010.0399992297</text:p>
          </table:table-cell>
          <table:table-cell/>
          <table:table-cell table:formula="of:=LOG([.A8]; 2)" office:value-type="float" office:value="10.3404416352562" calcext:value-type="float">
            <text:p>10.3404416353</text:p>
          </table:table-cell>
          <table:table-cell table:formula="of:=LOG([.B8]; 2)" office:value-type="float" office:value="9.98033971730843" calcext:value-type="float">
            <text:p>9.9803397173</text:p>
          </table:table-cell>
          <table:table-cell table:formula="of:=LOG([.C8]; 2)" office:value-type="float" office:value="10.8366007305756" calcext:value-type="float">
            <text:p>10.8366007306</text:p>
          </table:table-cell>
          <table:table-cell table:formula="of:=LOG([.D8]; 2)" office:value-type="float" office:value="11.0380696085758" calcext:value-type="float">
            <text:p>11.0380696086</text:p>
          </table:table-cell>
          <table:table-cell table:formula="of:=LOG([.E8]; 2)" office:value-type="float" office:value="10.7388954513033" calcext:value-type="float">
            <text:p>10.7388954513</text:p>
          </table:table-cell>
          <table:table-cell table:formula="of:=LOG([.F8]; 2)" office:value-type="float" office:value="10.340952577571" calcext:value-type="float">
            <text:p>10.3409525776</text:p>
          </table:table-cell>
          <table:table-cell table:formula="of:=LOG([.G8]; 2)" office:value-type="float" office:value="11.5555669431776" calcext:value-type="float">
            <text:p>11.5555669432</text:p>
          </table:table-cell>
        </table:table-row>
        <table:table-row table:style-name="ro1">
          <table:table-cell office:value-type="float" office:value="1376.8843246419" calcext:value-type="float">
            <text:p>1376.8843246419</text:p>
          </table:table-cell>
          <table:table-cell office:value-type="float" office:value="2782.09651808403" calcext:value-type="float">
            <text:p>2782.096518084</text:p>
          </table:table-cell>
          <table:table-cell office:value-type="float" office:value="2667.50247259998" calcext:value-type="float">
            <text:p>2667.5024726</text:p>
          </table:table-cell>
          <table:table-cell office:value-type="float" office:value="2314.20913960322" calcext:value-type="float">
            <text:p>2314.2091396032</text:p>
          </table:table-cell>
          <table:table-cell office:value-type="float" office:value="2428.94878374593" calcext:value-type="float">
            <text:p>2428.9487837459</text:p>
          </table:table-cell>
          <table:table-cell office:value-type="float" office:value="1376.8843246419" calcext:value-type="float">
            <text:p>1376.8843246419</text:p>
          </table:table-cell>
          <table:table-cell office:value-type="float" office:value="3019.53461755434" calcext:value-type="float">
            <text:p>3019.5346175543</text:p>
          </table:table-cell>
          <table:table-cell/>
          <table:table-cell table:formula="of:=LOG([.A9]; 2)" office:value-type="float" office:value="10.4271916449516" calcext:value-type="float">
            <text:p>10.427191645</text:p>
          </table:table-cell>
          <table:table-cell table:formula="of:=LOG([.B9]; 2)" office:value-type="float" office:value="11.4419567562122" calcext:value-type="float">
            <text:p>11.4419567562</text:p>
          </table:table-cell>
          <table:table-cell table:formula="of:=LOG([.C9]; 2)" office:value-type="float" office:value="11.3812738929962" calcext:value-type="float">
            <text:p>11.381273893</text:p>
          </table:table-cell>
          <table:table-cell table:formula="of:=LOG([.D9]; 2)" office:value-type="float" office:value="11.1763035341698" calcext:value-type="float">
            <text:p>11.1763035342</text:p>
          </table:table-cell>
          <table:table-cell table:formula="of:=LOG([.E9]; 2)" office:value-type="float" office:value="11.2461163546216" calcext:value-type="float">
            <text:p>11.2461163546</text:p>
          </table:table-cell>
          <table:table-cell table:formula="of:=LOG([.F9]; 2)" office:value-type="float" office:value="10.4271916449516" calcext:value-type="float">
            <text:p>10.427191645</text:p>
          </table:table-cell>
          <table:table-cell table:formula="of:=LOG([.G9]; 2)" office:value-type="float" office:value="11.5601104975622" calcext:value-type="float">
            <text:p>11.5601104976</text:p>
          </table:table-cell>
        </table:table-row>
        <table:table-row table:style-name="ro1">
          <table:table-cell office:value-type="float" office:value="1453.37395712338" calcext:value-type="float">
            <text:p>1453.3739571234</text:p>
          </table:table-cell>
          <table:table-cell office:value-type="float" office:value="6602.78463072173" calcext:value-type="float">
            <text:p>6602.7846307217</text:p>
          </table:table-cell>
          <table:table-cell office:value-type="float" office:value="3651.22082440887" calcext:value-type="float">
            <text:p>3651.2208244089</text:p>
          </table:table-cell>
          <table:table-cell office:value-type="float" office:value="2505.07891793195" calcext:value-type="float">
            <text:p>2505.078917932</text:p>
          </table:table-cell>
          <table:table-cell office:value-type="float" office:value="3244.71069812954" calcext:value-type="float">
            <text:p>3244.7106981295</text:p>
          </table:table-cell>
          <table:table-cell office:value-type="float" office:value="1453.37395712337" calcext:value-type="float">
            <text:p>1453.3739571234</text:p>
          </table:table-cell>
          <table:table-cell office:value-type="float" office:value="3029.48410093156" calcext:value-type="float">
            <text:p>3029.4841009316</text:p>
          </table:table-cell>
          <table:table-cell/>
          <table:table-cell table:formula="of:=LOG([.A10]; 2)" office:value-type="float" office:value="10.5051902448065" calcext:value-type="float">
            <text:p>10.5051902448</text:p>
          </table:table-cell>
          <table:table-cell table:formula="of:=LOG([.B10]; 2)" office:value-type="float" office:value="12.68885887363" calcext:value-type="float">
            <text:p>12.6888588736</text:p>
          </table:table-cell>
          <table:table-cell table:formula="of:=LOG([.C10]; 2)" office:value-type="float" office:value="11.8341632097059" calcext:value-type="float">
            <text:p>11.8341632097</text:p>
          </table:table-cell>
          <table:table-cell table:formula="of:=LOG([.D10]; 2)" office:value-type="float" office:value="11.2906403382685" calcext:value-type="float">
            <text:p>11.2906403383</text:p>
          </table:table-cell>
          <table:table-cell table:formula="of:=LOG([.E10]; 2)" office:value-type="float" office:value="11.6638741363903" calcext:value-type="float">
            <text:p>11.6638741364</text:p>
          </table:table-cell>
          <table:table-cell table:formula="of:=LOG([.F10]; 2)" office:value-type="float" office:value="10.5051902448064" calcext:value-type="float">
            <text:p>10.5051902448</text:p>
          </table:table-cell>
          <table:table-cell table:formula="of:=LOG([.G10]; 2)" office:value-type="float" office:value="11.5648564188233" calcext:value-type="float">
            <text:p>11.5648564188</text:p>
          </table:table-cell>
        </table:table-row>
        <table:table-row table:style-name="ro1">
          <table:table-cell office:value-type="float" office:value="1479.35484573194" calcext:value-type="float">
            <text:p>1479.354845732</text:p>
          </table:table-cell>
          <table:table-cell office:value-type="float" office:value="13785.7659740141" calcext:value-type="float">
            <text:p>13785.7659740141</text:p>
          </table:table-cell>
          <table:table-cell office:value-type="float" office:value="4659.47263803287" calcext:value-type="float">
            <text:p>4659.4726380329</text:p>
          </table:table-cell>
          <table:table-cell office:value-type="float" office:value="2671.10319822004" calcext:value-type="float">
            <text:p>2671.10319822</text:p>
          </table:table-cell>
          <table:table-cell office:value-type="float" office:value="4056.53024226687" calcext:value-type="float">
            <text:p>4056.5302422669</text:p>
          </table:table-cell>
          <table:table-cell office:value-type="float" office:value="1479.35484573194" calcext:value-type="float">
            <text:p>1479.354845732</text:p>
          </table:table-cell>
          <table:table-cell office:value-type="float" office:value="3038.96934581824" calcext:value-type="float">
            <text:p>3038.9693458183</text:p>
          </table:table-cell>
          <table:table-cell/>
          <table:table-cell table:formula="of:=LOG([.A11]; 2)" office:value-type="float" office:value="10.5307524309295" calcext:value-type="float">
            <text:p>10.5307524309</text:p>
          </table:table-cell>
          <table:table-cell table:formula="of:=LOG([.B11]; 2)" office:value-type="float" office:value="13.7508918091181" calcext:value-type="float">
            <text:p>13.7508918091</text:p>
          </table:table-cell>
          <table:table-cell table:formula="of:=LOG([.C11]; 2)" office:value-type="float" office:value="12.1859509636729" calcext:value-type="float">
            <text:p>12.1859509637</text:p>
          </table:table-cell>
          <table:table-cell table:formula="of:=LOG([.D11]; 2)" office:value-type="float" office:value="11.3832200003147" calcext:value-type="float">
            <text:p>11.3832200003</text:p>
          </table:table-cell>
          <table:table-cell table:formula="of:=LOG([.E11]; 2)" office:value-type="float" office:value="11.9860305286923" calcext:value-type="float">
            <text:p>11.9860305287</text:p>
          </table:table-cell>
          <table:table-cell table:formula="of:=LOG([.F11]; 2)" office:value-type="float" office:value="10.5307524309295" calcext:value-type="float">
            <text:p>10.5307524309</text:p>
          </table:table-cell>
          <table:table-cell table:formula="of:=LOG([.G11]; 2)" office:value-type="float" office:value="11.5693664070843" calcext:value-type="float">
            <text:p>11.5693664071</text:p>
          </table:table-cell>
        </table:table-row>
        <table:table-row table:style-name="ro1">
          <table:table-cell office:value-type="float" office:value="1493.22094113223" calcext:value-type="float">
            <text:p>1493.2209411322</text:p>
          </table:table-cell>
          <table:table-cell office:value-type="float" office:value="22095.6157705144" calcext:value-type="float">
            <text:p>22095.6157705144</text:p>
          </table:table-cell>
          <table:table-cell office:value-type="float" office:value="5719.12884281516" calcext:value-type="float">
            <text:p>5719.1288428152</text:p>
          </table:table-cell>
          <table:table-cell office:value-type="float" office:value="2802.90638696378" calcext:value-type="float">
            <text:p>2802.9063869638</text:p>
          </table:table-cell>
          <table:table-cell office:value-type="float" office:value="4958.98926736905" calcext:value-type="float">
            <text:p>4958.9892673691</text:p>
          </table:table-cell>
          <table:table-cell office:value-type="float" office:value="1493.22094113223" calcext:value-type="float">
            <text:p>1493.2209411322</text:p>
          </table:table-cell>
          <table:table-cell office:value-type="float" office:value="3049.12688666166" calcext:value-type="float">
            <text:p>3049.1268866617</text:p>
          </table:table-cell>
          <table:table-cell/>
          <table:table-cell table:formula="of:=LOG([.A12]; 2)" office:value-type="float" office:value="10.5442119311078" calcext:value-type="float">
            <text:p>10.5442119311</text:p>
          </table:table-cell>
          <table:table-cell table:formula="of:=LOG([.B12]; 2)" office:value-type="float" office:value="14.431472516876" calcext:value-type="float">
            <text:p>14.4314725169</text:p>
          </table:table-cell>
          <table:table-cell table:formula="of:=LOG([.C12]; 2)" office:value-type="float" office:value="12.4815796921786" calcext:value-type="float">
            <text:p>12.4815796922</text:p>
          </table:table-cell>
          <table:table-cell table:formula="of:=LOG([.D12]; 2)" office:value-type="float" office:value="11.4527078459007" calcext:value-type="float">
            <text:p>11.4527078459</text:p>
          </table:table-cell>
          <table:table-cell table:formula="of:=LOG([.E12]; 2)" office:value-type="float" office:value="12.2758303876238" calcext:value-type="float">
            <text:p>12.2758303876</text:p>
          </table:table-cell>
          <table:table-cell table:formula="of:=LOG([.F12]; 2)" office:value-type="float" office:value="10.5442119311078" calcext:value-type="float">
            <text:p>10.5442119311</text:p>
          </table:table-cell>
          <table:table-cell table:formula="of:=LOG([.G12]; 2)" office:value-type="float" office:value="11.5741804727102" calcext:value-type="float">
            <text:p>11.5741804727</text:p>
          </table:table-cell>
        </table:table-row>
        <table:table-row table:style-name="ro1">
          <table:table-cell office:value-type="float" office:value="1505.90224755059" calcext:value-type="float">
            <text:p>1505.9022475506</text:p>
          </table:table-cell>
          <table:table-cell office:value-type="float" office:value="37131.2999940054" calcext:value-type="float">
            <text:p>37131.2999940054</text:p>
          </table:table-cell>
          <table:table-cell office:value-type="float" office:value="6869.91402908987" calcext:value-type="float">
            <text:p>6869.9140290899</text:p>
          </table:table-cell>
          <table:table-cell office:value-type="float" office:value="2861.49948400021" calcext:value-type="float">
            <text:p>2861.4994840002</text:p>
          </table:table-cell>
          <table:table-cell office:value-type="float" office:value="5771.60219568526" calcext:value-type="float">
            <text:p>5771.6021956853</text:p>
          </table:table-cell>
          <table:table-cell office:value-type="float" office:value="1505.90224755059" calcext:value-type="float">
            <text:p>1505.9022475506</text:p>
          </table:table-cell>
          <table:table-cell office:value-type="float" office:value="3058.00772778512" calcext:value-type="float">
            <text:p>3058.0077277851</text:p>
          </table:table-cell>
          <table:table-cell/>
          <table:table-cell table:formula="of:=LOG([.A13]; 2)" office:value-type="float" office:value="10.5564124082236" calcext:value-type="float">
            <text:p>10.5564124082</text:p>
          </table:table-cell>
          <table:table-cell table:formula="of:=LOG([.B13]; 2)" office:value-type="float" office:value="15.1803482054362" calcext:value-type="float">
            <text:p>15.1803482054</text:p>
          </table:table-cell>
          <table:table-cell table:formula="of:=LOG([.C13]; 2)" office:value-type="float" office:value="12.7460763297634" calcext:value-type="float">
            <text:p>12.7460763298</text:p>
          </table:table-cell>
          <table:table-cell table:formula="of:=LOG([.D13]; 2)" office:value-type="float" office:value="11.4825556313951" calcext:value-type="float">
            <text:p>11.4825556314</text:p>
          </table:table-cell>
          <table:table-cell table:formula="of:=LOG([.E13]; 2)" office:value-type="float" office:value="12.4947561510037" calcext:value-type="float">
            <text:p>12.494756151</text:p>
          </table:table-cell>
          <table:table-cell table:formula="of:=LOG([.F13]; 2)" office:value-type="float" office:value="10.5564124082236" calcext:value-type="float">
            <text:p>10.5564124082</text:p>
          </table:table-cell>
          <table:table-cell table:formula="of:=LOG([.G13]; 2)" office:value-type="float" office:value="11.5783763371499" calcext:value-type="float">
            <text:p>11.5783763372</text:p>
          </table:table-cell>
        </table:table-row>
        <table:table-row table:style-name="ro1">
          <table:table-cell office:value-type="float" office:value="1512.87350715927" calcext:value-type="float">
            <text:p>1512.8735071593</text:p>
          </table:table-cell>
          <table:table-cell office:value-type="float" office:value="53389.5901766371" calcext:value-type="float">
            <text:p>53389.5901766371</text:p>
          </table:table-cell>
          <table:table-cell office:value-type="float" office:value="7939.06748561542" calcext:value-type="float">
            <text:p>7939.0674856154</text:p>
          </table:table-cell>
          <table:table-cell office:value-type="float" office:value="2899.36115808678" calcext:value-type="float">
            <text:p>2899.3611580868</text:p>
          </table:table-cell>
          <table:table-cell office:value-type="float" office:value="6799.18598296893" calcext:value-type="float">
            <text:p>6799.1859829689</text:p>
          </table:table-cell>
          <table:table-cell office:value-type="float" office:value="1512.87350715926" calcext:value-type="float">
            <text:p>1512.8735071593</text:p>
          </table:table-cell>
          <table:table-cell office:value-type="float" office:value="3069.04067942034" calcext:value-type="float">
            <text:p>3069.0406794204</text:p>
          </table:table-cell>
          <table:table-cell/>
          <table:table-cell table:formula="of:=LOG([.A14]; 2)" office:value-type="float" office:value="10.5630756521091" calcext:value-type="float">
            <text:p>10.5630756521</text:p>
          </table:table-cell>
          <table:table-cell table:formula="of:=LOG([.B14]; 2)" office:value-type="float" office:value="15.7042708543357" calcext:value-type="float">
            <text:p>15.7042708543</text:p>
          </table:table-cell>
          <table:table-cell table:formula="of:=LOG([.C14]; 2)" office:value-type="float" office:value="12.9547538445636" calcext:value-type="float">
            <text:p>12.9547538446</text:p>
          </table:table-cell>
          <table:table-cell table:formula="of:=LOG([.D14]; 2)" office:value-type="float" office:value="11.5015193381469" calcext:value-type="float">
            <text:p>11.5015193381</text:p>
          </table:table-cell>
          <table:table-cell table:formula="of:=LOG([.E14]; 2)" office:value-type="float" office:value="12.7311463179911" calcext:value-type="float">
            <text:p>12.731146318</text:p>
          </table:table-cell>
          <table:table-cell table:formula="of:=LOG([.F14]; 2)" office:value-type="float" office:value="10.563075652109" calcext:value-type="float">
            <text:p>10.5630756521</text:p>
          </table:table-cell>
          <table:table-cell table:formula="of:=LOG([.G14]; 2)" office:value-type="float" office:value="11.5835720531804" calcext:value-type="float">
            <text:p>11.5835720532</text:p>
          </table:table-cell>
        </table:table-row>
        <table:table-row table:style-name="ro1">
          <table:table-cell office:value-type="float" office:value="1515.83218513917" calcext:value-type="float">
            <text:p>1515.8321851392</text:p>
          </table:table-cell>
          <table:table-cell office:value-type="float" office:value="69880.0245132532" calcext:value-type="float">
            <text:p>69880.0245132532</text:p>
          </table:table-cell>
          <table:table-cell office:value-type="float" office:value="8977.27823504387" calcext:value-type="float">
            <text:p>8977.2782350439</text:p>
          </table:table-cell>
          <table:table-cell office:value-type="float" office:value="2925.13633543277" calcext:value-type="float">
            <text:p>2925.1363354328</text:p>
          </table:table-cell>
          <table:table-cell office:value-type="float" office:value="7601.23137265363" calcext:value-type="float">
            <text:p>7601.2313726536</text:p>
          </table:table-cell>
          <table:table-cell office:value-type="float" office:value="1515.83218513917" calcext:value-type="float">
            <text:p>1515.8321851392</text:p>
          </table:table-cell>
          <table:table-cell office:value-type="float" office:value="3077.36974982856" calcext:value-type="float">
            <text:p>3077.3697498286</text:p>
          </table:table-cell>
          <table:table-cell/>
          <table:table-cell table:formula="of:=LOG([.A15]; 2)" office:value-type="float" office:value="10.565894329023" calcext:value-type="float">
            <text:p>10.565894329</text:p>
          </table:table-cell>
          <table:table-cell table:formula="of:=LOG([.B15]; 2)" office:value-type="float" office:value="16.092592493888" calcext:value-type="float">
            <text:p>16.0925924939</text:p>
          </table:table-cell>
          <table:table-cell table:formula="of:=LOG([.C15]; 2)" office:value-type="float" office:value="13.1320623942168" calcext:value-type="float">
            <text:p>13.1320623942</text:p>
          </table:table-cell>
          <table:table-cell table:formula="of:=LOG([.D15]; 2)" office:value-type="float" office:value="11.5142881523903" calcext:value-type="float">
            <text:p>11.5142881524</text:p>
          </table:table-cell>
          <table:table-cell table:formula="of:=LOG([.E15]; 2)" office:value-type="float" office:value="12.8920174336552" calcext:value-type="float">
            <text:p>12.8920174337</text:p>
          </table:table-cell>
          <table:table-cell table:formula="of:=LOG([.F15]; 2)" office:value-type="float" office:value="10.565894329023" calcext:value-type="float">
            <text:p>10.565894329</text:p>
          </table:table-cell>
          <table:table-cell table:formula="of:=LOG([.G15]; 2)" office:value-type="float" office:value="11.5874820803635" calcext:value-type="float">
            <text:p>11.5874820804</text:p>
          </table:table-cell>
        </table:table-row>
        <table:table-row table:style-name="ro1">
          <table:table-cell office:value-type="float" office:value="1520.1482849265" calcext:value-type="float">
            <text:p>1520.1482849265</text:p>
          </table:table-cell>
          <table:table-cell office:value-type="float" office:value="78854.4136151888" calcext:value-type="float">
            <text:p>78854.4136151888</text:p>
          </table:table-cell>
          <table:table-cell office:value-type="float" office:value="10281.304799269" calcext:value-type="float">
            <text:p>10281.304799269</text:p>
          </table:table-cell>
          <table:table-cell office:value-type="float" office:value="2951.39619004674" calcext:value-type="float">
            <text:p>2951.3961900467</text:p>
          </table:table-cell>
          <table:table-cell office:value-type="float" office:value="8400.08139892301" calcext:value-type="float">
            <text:p>8400.081398923</text:p>
          </table:table-cell>
          <table:table-cell office:value-type="float" office:value="1520.14828492649" calcext:value-type="float">
            <text:p>1520.1482849265</text:p>
          </table:table-cell>
          <table:table-cell office:value-type="float" office:value="3088.86086853455" calcext:value-type="float">
            <text:p>3088.8608685346</text:p>
          </table:table-cell>
          <table:table-cell/>
          <table:table-cell table:formula="of:=LOG([.A16]; 2)" office:value-type="float" office:value="10.56999634484" calcext:value-type="float">
            <text:p>10.5699963448</text:p>
          </table:table-cell>
          <table:table-cell table:formula="of:=LOG([.B16]; 2)" office:value-type="float" office:value="16.266903886912" calcext:value-type="float">
            <text:p>16.2669038869</text:p>
          </table:table-cell>
          <table:table-cell table:formula="of:=LOG([.C16]; 2)" office:value-type="float" office:value="13.3277357479704" calcext:value-type="float">
            <text:p>13.327735748</text:p>
          </table:table-cell>
          <table:table-cell table:formula="of:=LOG([.D16]; 2)" office:value-type="float" office:value="11.5271818831853" calcext:value-type="float">
            <text:p>11.5271818832</text:p>
          </table:table-cell>
          <table:table-cell table:formula="of:=LOG([.E16]; 2)" office:value-type="float" office:value="13.0361875927027" calcext:value-type="float">
            <text:p>13.0361875927</text:p>
          </table:table-cell>
          <table:table-cell table:formula="of:=LOG([.F16]; 2)" office:value-type="float" office:value="10.56999634484" calcext:value-type="float">
            <text:p>10.5699963448</text:p>
          </table:table-cell>
          <table:table-cell table:formula="of:=LOG([.G16]; 2)" office:value-type="float" office:value="11.5928591738226" calcext:value-type="float">
            <text:p>11.5928591738</text:p>
          </table:table-cell>
        </table:table-row>
        <table:table-row table:style-name="ro1">
          <table:table-cell office:value-type="float" office:value="1521.87919869158" calcext:value-type="float">
            <text:p>1521.8791986916</text:p>
          </table:table-cell>
          <table:table-cell office:value-type="float" office:value="89435.4200317967" calcext:value-type="float">
            <text:p>89435.4200317967</text:p>
          </table:table-cell>
          <table:table-cell office:value-type="float" office:value="11276.7880524496" calcext:value-type="float">
            <text:p>11276.7880524496</text:p>
          </table:table-cell>
          <table:table-cell office:value-type="float" office:value="2965.77038310307" calcext:value-type="float">
            <text:p>2965.7703831031</text:p>
          </table:table-cell>
          <table:table-cell office:value-type="float" office:value="9384.84883594169" calcext:value-type="float">
            <text:p>9384.8488359417</text:p>
          </table:table-cell>
          <table:table-cell office:value-type="float" office:value="1521.87919869158" calcext:value-type="float">
            <text:p>1521.8791986916</text:p>
          </table:table-cell>
          <table:table-cell office:value-type="float" office:value="3097.12882507982" calcext:value-type="float">
            <text:p>3097.1288250798</text:p>
          </table:table-cell>
          <table:table-cell/>
          <table:table-cell table:formula="of:=LOG([.A17]; 2)" office:value-type="float" office:value="10.5716381320941" calcext:value-type="float">
            <text:p>10.5716381321</text:p>
          </table:table-cell>
          <table:table-cell table:formula="of:=LOG([.B17]; 2)" office:value-type="float" office:value="16.4485586895262" calcext:value-type="float">
            <text:p>16.4485586895</text:p>
          </table:table-cell>
          <table:table-cell table:formula="of:=LOG([.C17]; 2)" office:value-type="float" office:value="13.4610685855249" calcext:value-type="float">
            <text:p>13.4610685855</text:p>
          </table:table-cell>
          <table:table-cell table:formula="of:=LOG([.D17]; 2)" office:value-type="float" office:value="11.5341911899456" calcext:value-type="float">
            <text:p>11.5341911899</text:p>
          </table:table-cell>
          <table:table-cell table:formula="of:=LOG([.E17]; 2)" office:value-type="float" office:value="13.1961177920631" calcext:value-type="float">
            <text:p>13.1961177921</text:p>
          </table:table-cell>
          <table:table-cell table:formula="of:=LOG([.F17]; 2)" office:value-type="float" office:value="10.5716381320941" calcext:value-type="float">
            <text:p>10.5716381321</text:p>
          </table:table-cell>
          <table:table-cell table:formula="of:=LOG([.G17]; 2)" office:value-type="float" office:value="11.5967156778259" calcext:value-type="float">
            <text:p>11.5967156778</text:p>
          </table:table-cell>
        </table:table-row>
        <table:table-row table:style-name="ro1">
          <table:table-cell office:value-type="float" office:value="1523.7902542896" calcext:value-type="float">
            <text:p>1523.7902542896</text:p>
          </table:table-cell>
          <table:table-cell office:value-type="float" office:value="96884.9684814538" calcext:value-type="float">
            <text:p>96884.9684814538</text:p>
          </table:table-cell>
          <table:table-cell office:value-type="float" office:value="12057.9261581287" calcext:value-type="float">
            <text:p>12057.9261581287</text:p>
          </table:table-cell>
          <table:table-cell office:value-type="float" office:value="2975.3990552337" calcext:value-type="float">
            <text:p>2975.3990552337</text:p>
          </table:table-cell>
          <table:table-cell office:value-type="float" office:value="10083.9263922073" calcext:value-type="float">
            <text:p>10083.9263922073</text:p>
          </table:table-cell>
          <table:table-cell office:value-type="float" office:value="1523.79025428959" calcext:value-type="float">
            <text:p>1523.7902542896</text:p>
          </table:table-cell>
          <table:table-cell office:value-type="float" office:value="3102.43927469524" calcext:value-type="float">
            <text:p>3102.4392746952</text:p>
          </table:table-cell>
          <table:table-cell/>
          <table:table-cell table:formula="of:=LOG([.A18]; 2)" office:value-type="float" office:value="10.5734486179912" calcext:value-type="float">
            <text:p>10.573448618</text:p>
          </table:table-cell>
          <table:table-cell table:formula="of:=LOG([.B18]; 2)" office:value-type="float" office:value="16.5639852311605" calcext:value-type="float">
            <text:p>16.5639852312</text:p>
          </table:table-cell>
          <table:table-cell table:formula="of:=LOG([.C18]; 2)" office:value-type="float" office:value="13.5576941791043" calcext:value-type="float">
            <text:p>13.5576941791</text:p>
          </table:table-cell>
          <table:table-cell table:formula="of:=LOG([.D18]; 2)" office:value-type="float" office:value="11.5388674577543" calcext:value-type="float">
            <text:p>11.5388674578</text:p>
          </table:table-cell>
          <table:table-cell table:formula="of:=LOG([.E18]; 2)" office:value-type="float" office:value="13.2997698719199" calcext:value-type="float">
            <text:p>13.2997698719</text:p>
          </table:table-cell>
          <table:table-cell table:formula="of:=LOG([.F18]; 2)" office:value-type="float" office:value="10.5734486179912" calcext:value-type="float">
            <text:p>10.573448618</text:p>
          </table:table-cell>
          <table:table-cell table:formula="of:=LOG([.G18]; 2)" office:value-type="float" office:value="11.5991872568377" calcext:value-type="float">
            <text:p>11.5991872568</text:p>
          </table:table-cell>
        </table:table-row>
        <table:table-row table:style-name="ro1">
          <table:table-cell office:value-type="float" office:value="1524.93460499731" calcext:value-type="float">
            <text:p>1524.9346049973</text:p>
          </table:table-cell>
          <table:table-cell office:value-type="float" office:value="98671.3212220753" calcext:value-type="float">
            <text:p>98671.3212220753</text:p>
          </table:table-cell>
          <table:table-cell office:value-type="float" office:value="13234.347060151" calcext:value-type="float">
            <text:p>13234.347060151</text:p>
          </table:table-cell>
          <table:table-cell office:value-type="float" office:value="2980.60937249072" calcext:value-type="float">
            <text:p>2980.6093724907</text:p>
          </table:table-cell>
          <table:table-cell office:value-type="float" office:value="10604.3340314251" calcext:value-type="float">
            <text:p>10604.3340314251</text:p>
          </table:table-cell>
          <table:table-cell office:value-type="float" office:value="1524.9346049973" calcext:value-type="float">
            <text:p>1524.9346049973</text:p>
          </table:table-cell>
          <table:table-cell office:value-type="float" office:value="3114.30814068987" calcext:value-type="float">
            <text:p>3114.3081406899</text:p>
          </table:table-cell>
          <table:table-cell/>
          <table:table-cell table:formula="of:=LOG([.A19]; 2)" office:value-type="float" office:value="10.5745316604071" calcext:value-type="float">
            <text:p>10.5745316604</text:p>
          </table:table-cell>
          <table:table-cell table:formula="of:=LOG([.B19]; 2)" office:value-type="float" office:value="16.5903432064512" calcext:value-type="float">
            <text:p>16.5903432065</text:p>
          </table:table-cell>
          <table:table-cell table:formula="of:=LOG([.C19]; 2)" office:value-type="float" office:value="13.6919993982347" calcext:value-type="float">
            <text:p>13.6919993982</text:p>
          </table:table-cell>
          <table:table-cell table:formula="of:=LOG([.D19]; 2)" office:value-type="float" office:value="11.5413915981671" calcext:value-type="float">
            <text:p>11.5413915982</text:p>
          </table:table-cell>
          <table:table-cell table:formula="of:=LOG([.E19]; 2)" office:value-type="float" office:value="13.3723663997834" calcext:value-type="float">
            <text:p>13.3723663998</text:p>
          </table:table-cell>
          <table:table-cell table:formula="of:=LOG([.F19]; 2)" office:value-type="float" office:value="10.5745316604071" calcext:value-type="float">
            <text:p>10.5745316604</text:p>
          </table:table-cell>
          <table:table-cell table:formula="of:=LOG([.G19]; 2)" office:value-type="float" office:value="11.6046959815041" calcext:value-type="float">
            <text:p>11.6046959815</text:p>
          </table:table-cell>
        </table:table-row>
        <table:table-row table:style-name="ro1">
          <table:table-cell office:value-type="float" office:value="1525.33561669866" calcext:value-type="float">
            <text:p>1525.3356166987</text:p>
          </table:table-cell>
          <table:table-cell office:value-type="float" office:value="99227.3221472207" calcext:value-type="float">
            <text:p>99227.3221472207</text:p>
          </table:table-cell>
          <table:table-cell office:value-type="float" office:value="14984.8147200586" calcext:value-type="float">
            <text:p>14984.8147200586</text:p>
          </table:table-cell>
          <table:table-cell office:value-type="float" office:value="2983.92255191902" calcext:value-type="float">
            <text:p>2983.922551919</text:p>
          </table:table-cell>
          <table:table-cell office:value-type="float" office:value="10891.7052307987" calcext:value-type="float">
            <text:p>10891.7052307987</text:p>
          </table:table-cell>
          <table:table-cell office:value-type="float" office:value="1525.33561669865" calcext:value-type="float">
            <text:p>1525.3356166987</text:p>
          </table:table-cell>
          <table:table-cell office:value-type="float" office:value="3118.42157154734" calcext:value-type="float">
            <text:p>3118.4215715473</text:p>
          </table:table-cell>
          <table:table-cell/>
          <table:table-cell table:formula="of:=LOG([.A20]; 2)" office:value-type="float" office:value="10.5749109957146" calcext:value-type="float">
            <text:p>10.5749109957</text:p>
          </table:table-cell>
          <table:table-cell table:formula="of:=LOG([.B20]; 2)" office:value-type="float" office:value="16.5984497995468" calcext:value-type="float">
            <text:p>16.5984497995</text:p>
          </table:table-cell>
          <table:table-cell table:formula="of:=LOG([.C20]; 2)" office:value-type="float" office:value="13.8712136252892" calcext:value-type="float">
            <text:p>13.8712136253</text:p>
          </table:table-cell>
          <table:table-cell table:formula="of:=LOG([.D20]; 2)" office:value-type="float" office:value="11.5429943754119" calcext:value-type="float">
            <text:p>11.5429943754</text:p>
          </table:table-cell>
          <table:table-cell table:formula="of:=LOG([.E20]; 2)" office:value-type="float" office:value="13.4109422229913" calcext:value-type="float">
            <text:p>13.410942223</text:p>
          </table:table-cell>
          <table:table-cell table:formula="of:=LOG([.F20]; 2)" office:value-type="float" office:value="10.5749109957146" calcext:value-type="float">
            <text:p>10.5749109957</text:p>
          </table:table-cell>
          <table:table-cell table:formula="of:=LOG([.G20]; 2)" office:value-type="float" office:value="11.6066002601861" calcext:value-type="float">
            <text:p>11.6066002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9:57.436245468</meta:creation-date>
    <dc:date>2019-03-05T17:14:49.674544745</dc:date>
    <meta:editing-duration>P7DT22H42M38S</meta:editing-duration>
    <meta:editing-cycles>2</meta:editing-cycles>
    <meta:generator>LibreOffice/5.1.6.2$Linux_X86_64 LibreOffice_project/10m0$Build-2</meta:generator>
    <meta:document-statistic meta:table-count="2" meta:cell-count="8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Sheet1.A20:Sheet1.D37 Sheet1.B19:Sheet1.D19" chart:data-source-has-labels="row" svg:x="0.32cm" svg:y="0.18cm" svg:width="13.09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0:Sheet1.B37" chart:label-cell-address="Sheet1.B19:Sheet1.B19" chart:class="chart:scatter">
            <chart:domain table:cell-range-address="Sheet1.A20:Sheet1.A37"/>
            <chart:data-point chart:repeated="18"/>
          </chart:series>
          <chart:series chart:style-name="ch7" chart:values-cell-range-address="Sheet1.C20:Sheet1.C37" chart:label-cell-address="Sheet1.C19:Sheet1.C19" chart:class="chart:scatter">
            <chart:data-point chart:repeated="18"/>
          </chart:series>
          <chart:series chart:style-name="ch8" chart:values-cell-range-address="Sheet1.D20:Sheet1.D37" chart:label-cell-address="Sheet1.D19:Sheet1.D19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FS</text:p>
                <draw:g>
                  <svg:desc>Sheet1.B19:Sheet1.B19</svg:desc>
                </draw:g>
              </table:table-cell>
              <table:table-cell office:value-type="string">
                <text:p>SRPT</text:p>
                <draw:g>
                  <svg:desc>Sheet1.C19:Sheet1.C19</svg:desc>
                </draw:g>
              </table:table-cell>
              <table:table-cell office:value-type="string">
                <text:p>PS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0:Sheet1.A37</svg:desc>
                </draw:g>
              </table:table-cell>
              <table:table-cell office:value-type="float" office:value="2.00352028745692">
                <text:p>2.00352028745692</text:p>
                <draw:g>
                  <svg:desc>Sheet1.B20:Sheet1.B37</svg:desc>
                </draw:g>
              </table:table-cell>
              <table:table-cell office:value-type="float" office:value="0.821055897162296">
                <text:p>0.821055897162296</text:p>
                <draw:g>
                  <svg:desc>Sheet1.C20:Sheet1.C37</svg:desc>
                </draw:g>
              </table:table-cell>
              <table:table-cell office:value-type="float" office:value="1.25997013703454">
                <text:p>1.25997013703454</text:p>
                <draw:g>
                  <svg:desc>Sheet1.D20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0458601159044">
                <text:p>8.70458601159044</text:p>
              </table:table-cell>
              <table:table-cell office:value-type="float" office:value="1.86183151125442">
                <text:p>1.86183151125442</text:p>
              </table:table-cell>
              <table:table-cell office:value-type="float" office:value="3.03143936017295">
                <text:p>3.0314393601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3638073398906">
                <text:p>20.3638073398906</text:p>
              </table:table-cell>
              <table:table-cell office:value-type="float" office:value="3.39933757053222">
                <text:p>3.39933757053222</text:p>
              </table:table-cell>
              <table:table-cell office:value-type="float" office:value="5.79392325453227">
                <text:p>5.79392325453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2417399207479">
                <text:p>32.2417399207479</text:p>
              </table:table-cell>
              <table:table-cell office:value-type="float" office:value="6.64031258679461">
                <text:p>6.64031258679461</text:p>
              </table:table-cell>
              <table:table-cell office:value-type="float" office:value="10.8638371843263">
                <text:p>10.8638371843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.4725012192503">
                <text:p>43.4725012192503</text:p>
              </table:table-cell>
              <table:table-cell office:value-type="float" office:value="15.4899622726225">
                <text:p>15.4899622726225</text:p>
              </table:table-cell>
              <table:table-cell office:value-type="float" office:value="20.8285033962529">
                <text:p>20.8285033962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.5105878696631">
                <text:p>55.5105878696631</text:p>
              </table:table-cell>
              <table:table-cell office:value-type="float" office:value="28.4059368444141">
                <text:p>28.4059368444141</text:p>
              </table:table-cell>
              <table:table-cell office:value-type="float" office:value="35.9803540482826">
                <text:p>35.980354048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8.1202064245008">
                <text:p>68.1202064245008</text:p>
              </table:table-cell>
              <table:table-cell office:value-type="float" office:value="43.9512392245233">
                <text:p>43.9512392245233</text:p>
              </table:table-cell>
              <table:table-cell office:value-type="float" office:value="54.4761640580837">
                <text:p>54.4761640580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0.7980251726695">
                <text:p>80.7980251726695</text:p>
              </table:table-cell>
              <table:table-cell office:value-type="float" office:value="62.3723083736841">
                <text:p>62.3723083736841</text:p>
              </table:table-cell>
              <table:table-cell office:value-type="float" office:value="76.0463326484751">
                <text:p>76.0463326484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.8055237877415">
                <text:p>95.8055237877415</text:p>
              </table:table-cell>
              <table:table-cell office:value-type="float" office:value="82.5808994527906">
                <text:p>82.5808994527906</text:p>
              </table:table-cell>
              <table:table-cell office:value-type="float" office:value="97.2137143588625">
                <text:p>97.2137143588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.522837241278">
                <text:p>109.522837241278</text:p>
              </table:table-cell>
              <table:table-cell office:value-type="float" office:value="106.457585642347">
                <text:p>106.457585642347</text:p>
              </table:table-cell>
              <table:table-cell office:value-type="float" office:value="121.664080989489">
                <text:p>121.664080989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0.88361439039">
                <text:p>120.88361439039</text:p>
              </table:table-cell>
              <table:table-cell office:value-type="float" office:value="130.627160872798">
                <text:p>130.627160872798</text:p>
              </table:table-cell>
              <table:table-cell office:value-type="float" office:value="147.379952741088">
                <text:p>147.37995274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5.103255188791">
                <text:p>135.103255188791</text:p>
              </table:table-cell>
              <table:table-cell office:value-type="float" office:value="157.669099258463">
                <text:p>157.669099258463</text:p>
              </table:table-cell>
              <table:table-cell office:value-type="float" office:value="179.420704227639">
                <text:p>179.420704227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.579195121536">
                <text:p>144.579195121536</text:p>
              </table:table-cell>
              <table:table-cell office:value-type="float" office:value="187.911428489955">
                <text:p>187.911428489955</text:p>
              </table:table-cell>
              <table:table-cell office:value-type="float" office:value="211.238265373162">
                <text:p>211.23826537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1.561572178151">
                <text:p>151.561572178151</text:p>
              </table:table-cell>
              <table:table-cell office:value-type="float" office:value="218.886885783519">
                <text:p>218.886885783519</text:p>
              </table:table-cell>
              <table:table-cell office:value-type="float" office:value="231.782391785411">
                <text:p>231.782391785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3.215647681966">
                <text:p>153.215647681966</text:p>
              </table:table-cell>
              <table:table-cell office:value-type="float" office:value="268.691901802958">
                <text:p>268.691901802958</text:p>
              </table:table-cell>
              <table:table-cell office:value-type="float" office:value="265.534532372578">
                <text:p>265.534532372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.043817149126">
                <text:p>158.043817149126</text:p>
              </table:table-cell>
              <table:table-cell office:value-type="float" office:value="296.250905500761">
                <text:p>296.250905500761</text:p>
              </table:table-cell>
              <table:table-cell office:value-type="float" office:value="346.970733692637">
                <text:p>346.97073369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2.841550399782">
                <text:p>162.841550399782</text:p>
              </table:table-cell>
              <table:table-cell office:value-type="float" office:value="377.891260470264">
                <text:p>377.891260470264</text:p>
              </table:table-cell>
              <table:table-cell office:value-type="float" office:value="351.947330418159">
                <text:p>351.947330418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5.731552866928">
                <text:p>165.731552866928</text:p>
              </table:table-cell>
              <table:table-cell office:value-type="float" office:value="415.469157126499">
                <text:p>415.469157126499</text:p>
              </table:table-cell>
              <table:table-cell office:value-type="float" office:value="416.807446418912">
                <text:p>416.807446418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3cm" svg:height="18.121cm" xlink:href=".." xlink:type="simple" chart:class="chart:scatter" chart:style-name="ch1">
        <chart:legend chart:legend-position="end" svg:x="22.503cm" svg:y="8.263cm" style:legend-expansion="high" chart:style-name="ch2"/>
        <chart:plot-area chart:style-name="ch3" table:cell-range-address="Sheet1.A42:Sheet1.D60 Sheet1.B41:Sheet1.D41" chart:data-source-has-labels="row" svg:x="0.495cm" svg:y="0.362cm" svg:width="21.513cm" svg:height="17.397cm">
          <chartooo:coordinate-region svg:x="1.672cm" svg:y="0.561cm" svg:width="19.964cm" svg:height="16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2:Sheet1.B60" chart:label-cell-address="Sheet1.B41:Sheet1.B41" chart:class="chart:scatter">
            <chart:domain table:cell-range-address="Sheet1.A42:Sheet1.A60"/>
            <chart:data-point chart:repeated="19"/>
          </chart:series>
          <chart:series chart:style-name="ch7" chart:values-cell-range-address="Sheet1.C42:Sheet1.C60" chart:label-cell-address="Sheet1.C41:Sheet1.C41" chart:class="chart:scatter">
            <chart:data-point chart:repeated="19"/>
          </chart:series>
          <chart:series chart:style-name="ch8" chart:values-cell-range-address="Sheet1.D42:Sheet1.D60" chart:label-cell-address="Sheet1.D41:Sheet1.D4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FS</text:p>
                <draw:g>
                  <svg:desc>Sheet1.B41:Sheet1.B41</svg:desc>
                </draw:g>
              </table:table-cell>
              <table:table-cell office:value-type="string">
                <text:p>SRPT</text:p>
                <draw:g>
                  <svg:desc>Sheet1.C41:Sheet1.C41</svg:desc>
                </draw:g>
              </table:table-cell>
              <table:table-cell office:value-type="string">
                <text:p>PS</text:p>
                <draw:g>
                  <svg:desc>Sheet1.D41:Sheet1.D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2:Sheet1.A60</svg:desc>
                </draw:g>
              </table:table-cell>
              <table:table-cell office:value-type="float" office:value="290.514761548169">
                <text:p>290.514761548169</text:p>
                <draw:g>
                  <svg:desc>Sheet1.B42:Sheet1.B60</svg:desc>
                </draw:g>
              </table:table-cell>
              <table:table-cell office:value-type="float" office:value="0.876382243208354">
                <text:p>0.876382243208354</text:p>
                <draw:g>
                  <svg:desc>Sheet1.C42:Sheet1.C60</svg:desc>
                </draw:g>
              </table:table-cell>
              <table:table-cell office:value-type="float" office:value="32.0344976193737">
                <text:p>32.0344976193737</text:p>
                <draw:g>
                  <svg:desc>Sheet1.D42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9.748019676481">
                <text:p>539.748019676481</text:p>
              </table:table-cell>
              <table:table-cell office:value-type="float" office:value="2.18858017341699">
                <text:p>2.18858017341699</text:p>
              </table:table-cell>
              <table:table-cell office:value-type="float" office:value="92.5216842241644">
                <text:p>92.5216842241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22.62968260888">
                <text:p>722.62968260888</text:p>
              </table:table-cell>
              <table:table-cell office:value-type="float" office:value="4.57839160619187">
                <text:p>4.57839160619187</text:p>
              </table:table-cell>
              <table:table-cell office:value-type="float" office:value="184.602357815143">
                <text:p>184.602357815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81.18142292925">
                <text:p>881.18142292925</text:p>
              </table:table-cell>
              <table:table-cell office:value-type="float" office:value="10.678081297141">
                <text:p>10.678081297141</text:p>
              </table:table-cell>
              <table:table-cell office:value-type="float" office:value="330.415185176185">
                <text:p>330.415185176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95.86917676029">
                <text:p>1095.86917676029</text:p>
              </table:table-cell>
              <table:table-cell office:value-type="float" office:value="30.3797657724936">
                <text:p>30.3797657724936</text:p>
              </table:table-cell>
              <table:table-cell office:value-type="float" office:value="597.781789588335">
                <text:p>597.78178958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06.82375815869">
                <text:p>1206.82375815869</text:p>
              </table:table-cell>
              <table:table-cell office:value-type="float" office:value="77.3408360774629">
                <text:p>77.3408360774629</text:p>
              </table:table-cell>
              <table:table-cell office:value-type="float" office:value="1108.62900862296">
                <text:p>1108.6290086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96.53158344077">
                <text:p>1296.53158344077</text:p>
              </table:table-cell>
              <table:table-cell office:value-type="float" office:value="182.353958635242">
                <text:p>182.353958635242</text:p>
              </table:table-cell>
              <table:table-cell office:value-type="float" office:value="1828.69749901985">
                <text:p>1828.69749901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76.8843246419">
                <text:p>1376.8843246419</text:p>
              </table:table-cell>
              <table:table-cell office:value-type="float" office:value="441.650958400453">
                <text:p>441.650958400453</text:p>
              </table:table-cell>
              <table:table-cell office:value-type="float" office:value="2667.50247259998">
                <text:p>2667.5024725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53.37395712338">
                <text:p>1453.37395712338</text:p>
              </table:table-cell>
              <table:table-cell office:value-type="float" office:value="1029.70123827987">
                <text:p>1029.70123827987</text:p>
              </table:table-cell>
              <table:table-cell office:value-type="float" office:value="3651.22082440887">
                <text:p>3651.220824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79.35484573194">
                <text:p>1479.35484573194</text:p>
              </table:table-cell>
              <table:table-cell office:value-type="float" office:value="2327.9737114876">
                <text:p>2327.9737114876</text:p>
              </table:table-cell>
              <table:table-cell office:value-type="float" office:value="4659.47263803287">
                <text:p>4659.47263803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93.22094113223">
                <text:p>1493.22094113223</text:p>
              </table:table-cell>
              <table:table-cell office:value-type="float" office:value="4804.09822623641">
                <text:p>4804.09822623641</text:p>
              </table:table-cell>
              <table:table-cell office:value-type="float" office:value="5719.12884281516">
                <text:p>5719.12884281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05.90224755059">
                <text:p>1505.90224755059</text:p>
              </table:table-cell>
              <table:table-cell office:value-type="float" office:value="10047.0690212232">
                <text:p>10047.0690212232</text:p>
              </table:table-cell>
              <table:table-cell office:value-type="float" office:value="6869.91402908987">
                <text:p>6869.91402908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12.87350715927">
                <text:p>1512.87350715927</text:p>
              </table:table-cell>
              <table:table-cell office:value-type="float" office:value="16985.3989644756">
                <text:p>16985.3989644756</text:p>
              </table:table-cell>
              <table:table-cell office:value-type="float" office:value="7939.06748561542">
                <text:p>7939.06748561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15.83218513917">
                <text:p>1515.83218513917</text:p>
              </table:table-cell>
              <table:table-cell office:value-type="float" office:value="28931.0821680101">
                <text:p>28931.0821680101</text:p>
              </table:table-cell>
              <table:table-cell office:value-type="float" office:value="8977.27823504387">
                <text:p>8977.27823504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20.1482849265">
                <text:p>1520.1482849265</text:p>
              </table:table-cell>
              <table:table-cell office:value-type="float" office:value="38082.5693974864">
                <text:p>38082.5693974864</text:p>
              </table:table-cell>
              <table:table-cell office:value-type="float" office:value="10281.304799269">
                <text:p>10281.304799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21.87919869158">
                <text:p>1521.87919869158</text:p>
              </table:table-cell>
              <table:table-cell office:value-type="float" office:value="57340.2810684619">
                <text:p>57340.2810684619</text:p>
              </table:table-cell>
              <table:table-cell office:value-type="float" office:value="11276.7880524496">
                <text:p>11276.7880524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23.7902542896">
                <text:p>1523.7902542896</text:p>
              </table:table-cell>
              <table:table-cell office:value-type="float" office:value="62081.2910790549">
                <text:p>62081.2910790549</text:p>
              </table:table-cell>
              <table:table-cell office:value-type="float" office:value="12057.9261581287">
                <text:p>12057.9261581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24.93460499731">
                <text:p>1524.93460499731</text:p>
              </table:table-cell>
              <table:table-cell office:value-type="float" office:value="85560.1083382586">
                <text:p>85560.1083382586</text:p>
              </table:table-cell>
              <table:table-cell office:value-type="float" office:value="13234.347060151">
                <text:p>13234.347060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25.33561669866">
                <text:p>1525.33561669866</text:p>
              </table:table-cell>
              <table:table-cell office:value-type="float" office:value="93899.9062635924">
                <text:p>93899.9062635924</text:p>
              </table:table-cell>
              <table:table-cell office:value-type="float" office:value="14984.8147200586">
                <text:p>14984.8147200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Sheet1.E42:Sheet1.H60 Sheet1.F41:Sheet1.H41" chart:data-source-has-labels="row" svg:x="0.32cm" svg:y="0.18cm" svg:width="13.09cm" svg:height="8.64cm">
          <chartooo:coordinate-region svg:x="0.862cm" svg:y="0.379cm" svg:width="12.36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2:Sheet1.F60" chart:label-cell-address="Sheet1.F41:Sheet1.F41" chart:class="chart:scatter">
            <chart:domain table:cell-range-address="Sheet1.E42:Sheet1.E60"/>
            <chart:data-point chart:repeated="19"/>
          </chart:series>
          <chart:series chart:style-name="ch7" chart:values-cell-range-address="Sheet1.G42:Sheet1.G60" chart:label-cell-address="Sheet1.G41:Sheet1.G41" chart:class="chart:scatter">
            <chart:data-point chart:repeated="19"/>
          </chart:series>
          <chart:series chart:style-name="ch8" chart:values-cell-range-address="Sheet1.H42:Sheet1.H60" chart:label-cell-address="Sheet1.H41:Sheet1.H4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CFS</text:p>
                <draw:g>
                  <svg:desc>Sheet1.F41:Sheet1.F41</svg:desc>
                </draw:g>
              </table:table-cell>
              <table:table-cell office:value-type="string">
                <text:p>SRPT</text:p>
                <draw:g>
                  <svg:desc>Sheet1.G41:Sheet1.G41</svg:desc>
                </draw:g>
              </table:table-cell>
              <table:table-cell office:value-type="string">
                <text:p>PS</text:p>
                <draw:g>
                  <svg:desc>Sheet1.H41:Sheet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42:Sheet1.E60</svg:desc>
                </draw:g>
              </table:table-cell>
              <table:table-cell office:value-type="float" office:value="2.46316820452682">
                <text:p>2.46316820452682</text:p>
                <draw:g>
                  <svg:desc>Sheet1.F42:Sheet1.F60</svg:desc>
                </draw:g>
              </table:table-cell>
              <table:table-cell office:value-type="float" office:value="-0.0573064304663671">
                <text:p>-0.0573064304663671</text:p>
                <draw:g>
                  <svg:desc>Sheet1.G42:Sheet1.G60</svg:desc>
                </draw:g>
              </table:table-cell>
              <table:table-cell office:value-type="float" office:value="1.50561791756326">
                <text:p>1.50561791756326</text:p>
                <draw:g>
                  <svg:desc>Sheet1.H42:Sheet1.H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3219105759236">
                <text:p>2.73219105759236</text:p>
              </table:table-cell>
              <table:table-cell office:value-type="float" office:value="0.34016246058351">
                <text:p>0.34016246058351</text:p>
              </table:table-cell>
              <table:table-cell office:value-type="float" office:value="1.96624352987683">
                <text:p>1.96624352987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5891579660162">
                <text:p>2.85891579660162</text:p>
              </table:table-cell>
              <table:table-cell office:value-type="float" office:value="0.660712936685958">
                <text:p>0.660712936685958</text:p>
              </table:table-cell>
              <table:table-cell office:value-type="float" office:value="2.26623724370813">
                <text:p>2.26623724370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5065332777">
                <text:p>2.945065332777</text:p>
              </table:table-cell>
              <table:table-cell office:value-type="float" office:value="1.02849322301799">
                <text:p>1.02849322301799</text:p>
              </table:table-cell>
              <table:table-cell office:value-type="float" office:value="2.51905999835379">
                <text:p>2.51905999835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03975871181051">
                <text:p>3.03975871181051</text:p>
              </table:table-cell>
              <table:table-cell office:value-type="float" office:value="1.48258442113619">
                <text:p>1.48258442113619</text:p>
              </table:table-cell>
              <table:table-cell office:value-type="float" office:value="2.77654268085756">
                <text:p>2.77654268085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08164385133362">
                <text:p>3.08164385133362</text:p>
              </table:table-cell>
              <table:table-cell office:value-type="float" office:value="1.88840886261507">
                <text:p>1.88840886261507</text:p>
              </table:table-cell>
              <table:table-cell office:value-type="float" office:value="3.04478623824711">
                <text:p>3.04478623824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1278310062483">
                <text:p>3.11278310062483</text:p>
              </table:table-cell>
              <table:table-cell office:value-type="float" office:value="2.26091519564421">
                <text:p>2.26091519564421</text:p>
              </table:table-cell>
              <table:table-cell office:value-type="float" office:value="3.26214187093746">
                <text:p>3.26214187093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13889745566729">
                <text:p>3.13889745566729</text:p>
              </table:table-cell>
              <table:table-cell office:value-type="float" office:value="2.64507917721055">
                <text:p>2.64507917721055</text:p>
              </table:table-cell>
              <table:table-cell office:value-type="float" office:value="3.42610483065922">
                <text:p>3.42610483065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16237737384338">
                <text:p>3.16237737384338</text:p>
              </table:table-cell>
              <table:table-cell office:value-type="float" office:value="3.01271123500826">
                <text:p>3.01271123500826</text:p>
              </table:table-cell>
              <table:table-cell office:value-type="float" office:value="3.56243809970462">
                <text:p>3.56243809970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17007235862117">
                <text:p>3.17007235862117</text:p>
              </table:table-cell>
              <table:table-cell office:value-type="float" office:value="3.36697807175949">
                <text:p>3.36697807175949</text:p>
              </table:table-cell>
              <table:table-cell office:value-type="float" office:value="3.66833676575594">
                <text:p>3.66833676575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17412407190147">
                <text:p>3.17412407190147</text:p>
              </table:table-cell>
              <table:table-cell office:value-type="float" office:value="3.68161187855525">
                <text:p>3.68161187855525</text:p>
              </table:table-cell>
              <table:table-cell office:value-type="float" office:value="3.75732988061615">
                <text:p>3.75732988061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17779678147476">
                <text:p>3.17779678147476</text:p>
              </table:table-cell>
              <table:table-cell office:value-type="float" office:value="4.00203938578032">
                <text:p>4.00203938578032</text:p>
              </table:table-cell>
              <table:table-cell office:value-type="float" office:value="3.83695130228146">
                <text:p>3.83695130228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17980261775269">
                <text:p>3.17980261775269</text:p>
              </table:table-cell>
              <table:table-cell office:value-type="float" office:value="4.23007575232676">
                <text:p>4.23007575232676</text:p>
              </table:table-cell>
              <table:table-cell office:value-type="float" office:value="3.89976949365692">
                <text:p>3.89976949365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18065112405187">
                <text:p>3.18065112405187</text:p>
              </table:table-cell>
              <table:table-cell office:value-type="float" office:value="4.46136467875014">
                <text:p>4.46136467875014</text:p>
              </table:table-cell>
              <table:table-cell office:value-type="float" office:value="3.95314468559022">
                <text:p>3.9531446855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18188595385547">
                <text:p>3.18188595385547</text:p>
              </table:table-cell>
              <table:table-cell office:value-type="float" office:value="4.58072624216794">
                <text:p>4.58072624216794</text:p>
              </table:table-cell>
              <table:table-cell office:value-type="float" office:value="4.01204823442221">
                <text:p>4.01204823442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18238018106545">
                <text:p>3.18238018106545</text:p>
              </table:table-cell>
              <table:table-cell office:value-type="float" office:value="4.75845981742426">
                <text:p>4.75845981742426</text:p>
              </table:table-cell>
              <table:table-cell office:value-type="float" office:value="4.05218541793311">
                <text:p>4.05218541793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18292519162721">
                <text:p>3.18292519162721</text:p>
              </table:table-cell>
              <table:table-cell office:value-type="float" office:value="4.79296074018761">
                <text:p>4.79296074018761</text:p>
              </table:table-cell>
              <table:table-cell office:value-type="float" office:value="4.08127261994935">
                <text:p>4.08127261994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18325121988099">
                <text:p>3.18325121988099</text:p>
              </table:table-cell>
              <table:table-cell office:value-type="float" office:value="4.93227132581391">
                <text:p>4.93227132581391</text:p>
              </table:table-cell>
              <table:table-cell office:value-type="float" office:value="4.12170251948183">
                <text:p>4.12170251948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18336541118695">
                <text:p>3.18336541118695</text:p>
              </table:table-cell>
              <table:table-cell office:value-type="float" office:value="4.97266515872804">
                <text:p>4.97266515872804</text:p>
              </table:table-cell>
              <table:table-cell office:value-type="float" office:value="4.17565137747495">
                <text:p>4.17565137747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205cm" style:legend-expansion="high" chart:style-name="ch2"/>
        <chart:plot-area chart:style-name="ch3" table:cell-range-address="Sheet1.G65:Sheet1.L83 Sheet1.H64:Sheet1.L64" chart:data-source-has-labels="row" svg:x="0.32cm" svg:y="0.18cm" svg:width="12.005cm" svg:height="8.64cm">
          <chartooo:coordinate-region svg:x="0.862cm" svg:y="0.379cm" svg:width="11.27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65:Sheet1.H83" chart:label-cell-address="Sheet1.H64:Sheet1.H64" chart:class="chart:scatter">
            <chart:domain table:cell-range-address="Sheet1.G65:Sheet1.G83"/>
            <chart:data-point chart:repeated="19"/>
          </chart:series>
          <chart:series chart:style-name="ch7" chart:values-cell-range-address="Sheet1.I65:Sheet1.I83" chart:label-cell-address="Sheet1.I64:Sheet1.I64" chart:class="chart:scatter">
            <chart:data-point chart:repeated="19"/>
          </chart:series>
          <chart:series chart:style-name="ch8" chart:values-cell-range-address="Sheet1.J65:Sheet1.J83" chart:label-cell-address="Sheet1.J64:Sheet1.J64" chart:class="chart:scatter">
            <chart:data-point chart:repeated="19"/>
          </chart:series>
          <chart:series chart:style-name="ch9" chart:values-cell-range-address="Sheet1.K65:Sheet1.K83" chart:label-cell-address="Sheet1.K64:Sheet1.K64" chart:class="chart:scatter">
            <chart:data-point chart:repeated="19"/>
          </chart:series>
          <chart:series chart:style-name="ch10" chart:values-cell-range-address="Sheet1.L65:Sheet1.L83" chart:label-cell-address="Sheet1.L64:Sheet1.L64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CFS</text:p>
                <draw:g>
                  <svg:desc>Sheet1.H64:Sheet1.H64</svg:desc>
                </draw:g>
              </table:table-cell>
              <table:table-cell office:value-type="string">
                <text:p>SRPT</text:p>
                <draw:g>
                  <svg:desc>Sheet1.I64:Sheet1.I64</svg:desc>
                </draw:g>
              </table:table-cell>
              <table:table-cell office:value-type="string">
                <text:p>PS</text:p>
                <draw:g>
                  <svg:desc>Sheet1.J64:Sheet1.J64</svg:desc>
                </draw:g>
              </table:table-cell>
              <table:table-cell office:value-type="string">
                <text:p>Undominated</text:p>
                <draw:g>
                  <svg:desc>Sheet1.K64:Sheet1.K64</svg:desc>
                </draw:g>
              </table:table-cell>
              <table:table-cell office:value-type="string">
                <text:p>TRR</text:p>
                <draw:g>
                  <svg:desc>Sheet1.L64:Sheet1.L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65:Sheet1.G83</svg:desc>
                </draw:g>
              </table:table-cell>
              <table:table-cell office:value-type="float" office:value="2.46316820452682">
                <text:p>2.46316820452682</text:p>
                <draw:g>
                  <svg:desc>Sheet1.H65:Sheet1.H83</svg:desc>
                </draw:g>
              </table:table-cell>
              <table:table-cell office:value-type="float" office:value="-0.0573064304663671">
                <text:p>-0.0573064304663671</text:p>
                <draw:g>
                  <svg:desc>Sheet1.I65:Sheet1.I83</svg:desc>
                </draw:g>
              </table:table-cell>
              <table:table-cell office:value-type="float" office:value="1.50561791756326">
                <text:p>1.50561791756326</text:p>
                <draw:g>
                  <svg:desc>Sheet1.J65:Sheet1.J83</svg:desc>
                </draw:g>
              </table:table-cell>
              <table:table-cell office:value-type="float" office:value="1.08167304045664">
                <text:p>1.08167304045664</text:p>
                <draw:g>
                  <svg:desc>Sheet1.K65:Sheet1.K83</svg:desc>
                </draw:g>
              </table:table-cell>
              <table:table-cell office:value-type="float" office:value="1.37331292363971">
                <text:p>1.37331292363971</text:p>
                <draw:g>
                  <svg:desc>Sheet1.L65:Sheet1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3219105759236">
                <text:p>2.73219105759236</text:p>
              </table:table-cell>
              <table:table-cell office:value-type="float" office:value="0.34016246058351">
                <text:p>0.34016246058351</text:p>
              </table:table-cell>
              <table:table-cell office:value-type="float" office:value="1.96624352987683">
                <text:p>1.96624352987683</text:p>
              </table:table-cell>
              <table:table-cell office:value-type="float" office:value="1.72373307082529">
                <text:p>1.72373307082529</text:p>
              </table:table-cell>
              <table:table-cell office:value-type="float" office:value="1.76138543289885">
                <text:p>1.76138543289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5891579660162">
                <text:p>2.85891579660162</text:p>
              </table:table-cell>
              <table:table-cell office:value-type="float" office:value="0.660712936685958">
                <text:p>0.660712936685958</text:p>
              </table:table-cell>
              <table:table-cell office:value-type="float" office:value="2.26623724370813">
                <text:p>2.26623724370813</text:p>
              </table:table-cell>
              <table:table-cell office:value-type="float" office:value="2.11416895802776">
                <text:p>2.11416895802776</text:p>
              </table:table-cell>
              <table:table-cell office:value-type="float" office:value="2.02484697624613">
                <text:p>2.02484697624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45065332777">
                <text:p>2.945065332777</text:p>
              </table:table-cell>
              <table:table-cell office:value-type="float" office:value="1.02849322301799">
                <text:p>1.02849322301799</text:p>
              </table:table-cell>
              <table:table-cell office:value-type="float" office:value="2.51905999835379">
                <text:p>2.51905999835379</text:p>
              </table:table-cell>
              <table:table-cell office:value-type="float" office:value="2.39033011762033">
                <text:p>2.39033011762033</text:p>
              </table:table-cell>
              <table:table-cell office:value-type="float" office:value="2.25296320223956">
                <text:p>2.2529632022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03975871181051">
                <text:p>3.03975871181051</text:p>
              </table:table-cell>
              <table:table-cell office:value-type="float" office:value="1.48258442113619">
                <text:p>1.48258442113619</text:p>
              </table:table-cell>
              <table:table-cell office:value-type="float" office:value="2.77654268085756">
                <text:p>2.77654268085756</text:p>
              </table:table-cell>
              <table:table-cell office:value-type="float" office:value="2.62989432728383">
                <text:p>2.62989432728383</text:p>
              </table:table-cell>
              <table:table-cell office:value-type="float" office:value="2.49390633547952">
                <text:p>2.49390633547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08164385133362">
                <text:p>3.08164385133362</text:p>
              </table:table-cell>
              <table:table-cell office:value-type="float" office:value="1.88840886261507">
                <text:p>1.88840886261507</text:p>
              </table:table-cell>
              <table:table-cell office:value-type="float" office:value="3.04478623824711">
                <text:p>3.04478623824711</text:p>
              </table:table-cell>
              <table:table-cell office:value-type="float" office:value="2.84990605306055">
                <text:p>2.84990605306055</text:p>
              </table:table-cell>
              <table:table-cell office:value-type="float" office:value="2.75041380918711">
                <text:p>2.75041380918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1278310062483">
                <text:p>3.11278310062483</text:p>
              </table:table-cell>
              <table:table-cell office:value-type="float" office:value="2.26091519564421">
                <text:p>2.26091519564421</text:p>
              </table:table-cell>
              <table:table-cell office:value-type="float" office:value="3.26214187093746">
                <text:p>3.26214187093746</text:p>
              </table:table-cell>
              <table:table-cell office:value-type="float" office:value="3.04535104449976">
                <text:p>3.04535104449976</text:p>
              </table:table-cell>
              <table:table-cell office:value-type="float" office:value="2.9665831079005">
                <text:p>2.966583107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13889745566729">
                <text:p>3.13889745566729</text:p>
              </table:table-cell>
              <table:table-cell office:value-type="float" office:value="2.64507917721055">
                <text:p>2.64507917721055</text:p>
              </table:table-cell>
              <table:table-cell office:value-type="float" office:value="3.42610483065922">
                <text:p>3.42610483065922</text:p>
              </table:table-cell>
              <table:table-cell office:value-type="float" office:value="3.19281479399904">
                <text:p>3.19281479399904</text:p>
              </table:table-cell>
              <table:table-cell office:value-type="float" office:value="3.12835792492995">
                <text:p>3.12835792492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16237737384338">
                <text:p>3.16237737384338</text:p>
              </table:table-cell>
              <table:table-cell office:value-type="float" office:value="3.01271123500826">
                <text:p>3.01271123500826</text:p>
              </table:table-cell>
              <table:table-cell office:value-type="float" office:value="3.56243809970462">
                <text:p>3.56243809970462</text:p>
              </table:table-cell>
              <table:table-cell office:value-type="float" office:value="3.29971044321707">
                <text:p>3.29971044321707</text:p>
              </table:table-cell>
              <table:table-cell office:value-type="float" office:value="3.25990050503377">
                <text:p>3.25990050503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17007235862117">
                <text:p>3.17007235862117</text:p>
              </table:table-cell>
              <table:table-cell office:value-type="float" office:value="3.36697807175949">
                <text:p>3.36697807175949</text:p>
              </table:table-cell>
              <table:table-cell office:value-type="float" office:value="3.66833676575594">
                <text:p>3.66833676575594</text:p>
              </table:table-cell>
              <table:table-cell office:value-type="float" office:value="3.37985337544065">
                <text:p>3.37985337544065</text:p>
              </table:table-cell>
              <table:table-cell office:value-type="float" office:value="3.36843727460298">
                <text:p>3.36843727460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17412407190147">
                <text:p>3.17412407190147</text:p>
              </table:table-cell>
              <table:table-cell office:value-type="float" office:value="3.68161187855525">
                <text:p>3.68161187855525</text:p>
              </table:table-cell>
              <table:table-cell office:value-type="float" office:value="3.75732988061615">
                <text:p>3.75732988061615</text:p>
              </table:table-cell>
              <table:table-cell office:value-type="float" office:value="3.44912457902188">
                <text:p>3.44912457902188</text:p>
              </table:table-cell>
              <table:table-cell office:value-type="float" office:value="3.45794144678701">
                <text:p>3.45794144678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17779678147476">
                <text:p>3.17779678147476</text:p>
              </table:table-cell>
              <table:table-cell office:value-type="float" office:value="4.00203938578032">
                <text:p>4.00203938578032</text:p>
              </table:table-cell>
              <table:table-cell office:value-type="float" office:value="3.83695130228146">
                <text:p>3.83695130228146</text:p>
              </table:table-cell>
              <table:table-cell office:value-type="float" office:value="3.50542282172281">
                <text:p>3.50542282172281</text:p>
              </table:table-cell>
              <table:table-cell office:value-type="float" office:value="3.53572929192586">
                <text:p>3.53572929192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17980261775269">
                <text:p>3.17980261775269</text:p>
              </table:table-cell>
              <table:table-cell office:value-type="float" office:value="4.23007575232676">
                <text:p>4.23007575232676</text:p>
              </table:table-cell>
              <table:table-cell office:value-type="float" office:value="3.89976949365692">
                <text:p>3.89976949365692</text:p>
              </table:table-cell>
              <table:table-cell office:value-type="float" office:value="3.55093904728886">
                <text:p>3.55093904728886</text:p>
              </table:table-cell>
              <table:table-cell office:value-type="float" office:value="3.59932145484637">
                <text:p>3.59932145484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18065112405187">
                <text:p>3.18065112405187</text:p>
              </table:table-cell>
              <table:table-cell office:value-type="float" office:value="4.46136467875014">
                <text:p>4.46136467875014</text:p>
              </table:table-cell>
              <table:table-cell office:value-type="float" office:value="3.95314468559022">
                <text:p>3.95314468559022</text:p>
              </table:table-cell>
              <table:table-cell office:value-type="float" office:value="3.58575989675971">
                <text:p>3.58575989675971</text:p>
              </table:table-cell>
              <table:table-cell office:value-type="float" office:value="3.67056093385292">
                <text:p>3.67056093385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18188595385547">
                <text:p>3.18188595385547</text:p>
              </table:table-cell>
              <table:table-cell office:value-type="float" office:value="4.58072624216794">
                <text:p>4.58072624216794</text:p>
              </table:table-cell>
              <table:table-cell office:value-type="float" office:value="4.01204823442221">
                <text:p>4.01204823442221</text:p>
              </table:table-cell>
              <table:table-cell office:value-type="float" office:value="3.62527383703727">
                <text:p>3.62527383703727</text:p>
              </table:table-cell>
              <table:table-cell office:value-type="float" office:value="3.71182194271975">
                <text:p>3.71182194271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18238018106545">
                <text:p>3.18238018106545</text:p>
              </table:table-cell>
              <table:table-cell office:value-type="float" office:value="4.75845981742426">
                <text:p>4.75845981742426</text:p>
              </table:table-cell>
              <table:table-cell office:value-type="float" office:value="4.05218541793311">
                <text:p>4.05218541793311</text:p>
              </table:table-cell>
              <table:table-cell office:value-type="float" office:value="3.65267034266505">
                <text:p>3.65267034266505</text:p>
              </table:table-cell>
              <table:table-cell office:value-type="float" office:value="3.7627133943139">
                <text:p>3.7627133943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18292519162721">
                <text:p>3.18292519162721</text:p>
              </table:table-cell>
              <table:table-cell office:value-type="float" office:value="4.79296074018761">
                <text:p>4.79296074018761</text:p>
              </table:table-cell>
              <table:table-cell office:value-type="float" office:value="4.08127261994935">
                <text:p>4.08127261994935</text:p>
              </table:table-cell>
              <table:table-cell office:value-type="float" office:value="3.68215920001021">
                <text:p>3.68215920001021</text:p>
              </table:table-cell>
              <table:table-cell office:value-type="float" office:value="3.79176059738148">
                <text:p>3.79176059738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18325121988099">
                <text:p>3.18325121988099</text:p>
              </table:table-cell>
              <table:table-cell office:value-type="float" office:value="4.93227132581391">
                <text:p>4.93227132581391</text:p>
              </table:table-cell>
              <table:table-cell office:value-type="float" office:value="4.12170251948183">
                <text:p>4.12170251948183</text:p>
              </table:table-cell>
              <table:table-cell office:value-type="float" office:value="3.69880102214998">
                <text:p>3.69880102214998</text:p>
              </table:table-cell>
              <table:table-cell office:value-type="float" office:value="3.8533910850528">
                <text:p>3.85339108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18336541118695">
                <text:p>3.18336541118695</text:p>
              </table:table-cell>
              <table:table-cell office:value-type="float" office:value="4.97266515872804">
                <text:p>4.97266515872804</text:p>
              </table:table-cell>
              <table:table-cell office:value-type="float" office:value="4.17565137747495">
                <text:p>4.17565137747495</text:p>
              </table:table-cell>
              <table:table-cell office:value-type="float" office:value="3.70441994705998">
                <text:p>3.70441994705998</text:p>
              </table:table-cell>
              <table:table-cell office:value-type="float" office:value="3.85714525535112">
                <text:p>3.857145255351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2cm" svg:height="14.456cm" xlink:href=".." xlink:type="simple" chart:class="chart:line" chart:style-name="ch1">
        <chart:legend chart:legend-position="end" svg:x="23.136cm" svg:y="5.435cm" style:legend-expansion="high" chart:style-name="ch2"/>
        <chart:plot-area chart:style-name="ch3" table:cell-range-address="Sheet2.I1:Sheet2.O20" chart:data-source-has-labels="row" svg:x="0.544cm" svg:y="0.289cm" svg:width="22.048cm" svg:height="13.878cm">
          <chartooo:coordinate-region svg:x="0.98cm" svg:y="0.488cm" svg:width="21.24cm" svg:height="13.0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2:Sheet2.I20" chart:label-cell-address="Sheet2.I1:Sheet2.I1" chart:class="chart:line">
            <chart:data-point chart:repeated="19"/>
          </chart:series>
          <chart:series chart:style-name="ch7" chart:values-cell-range-address="Sheet2.J2:Sheet2.J20" chart:label-cell-address="Sheet2.J1:Sheet2.J1" chart:class="chart:line">
            <chart:data-point chart:repeated="19"/>
          </chart:series>
          <chart:series chart:style-name="ch8" chart:values-cell-range-address="Sheet2.K2:Sheet2.K20" chart:label-cell-address="Sheet2.K1:Sheet2.K1" chart:class="chart:line">
            <chart:data-point chart:repeated="19"/>
          </chart:series>
          <chart:series chart:style-name="ch9" chart:values-cell-range-address="Sheet2.L2:Sheet2.L20" chart:label-cell-address="Sheet2.L1:Sheet2.L1" chart:class="chart:line">
            <chart:data-point chart:repeated="19"/>
          </chart:series>
          <chart:series chart:style-name="ch10" chart:values-cell-range-address="Sheet2.M2:Sheet2.M20" chart:label-cell-address="Sheet2.M1:Sheet2.M1" chart:class="chart:line">
            <chart:data-point chart:repeated="19"/>
          </chart:series>
          <chart:series chart:style-name="ch11" chart:values-cell-range-address="Sheet2.N2:Sheet2.N20" chart:label-cell-address="Sheet2.N1:Sheet2.N1" chart:class="chart:line">
            <chart:data-point chart:repeated="19"/>
          </chart:series>
          <chart:series chart:style-name="ch12" chart:values-cell-range-address="Sheet2.O2:Sheet2.O20" chart:label-cell-address="Sheet2.O1:Sheet2.O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Sheet2.I1:Sheet2.I1</svg:desc>
                </draw:g>
              </table:table-cell>
              <table:table-cell office:value-type="string">
                <text:p>FB</text:p>
                <draw:g>
                  <svg:desc>Sheet2.J1:Sheet2.J1</svg:desc>
                </draw:g>
              </table:table-cell>
              <table:table-cell office:value-type="string">
                <text:p>PS</text:p>
                <draw:g>
                  <svg:desc>Sheet2.K1:Sheet2.K1</svg:desc>
                </draw:g>
              </table:table-cell>
              <table:table-cell office:value-type="string">
                <text:p>Hybrid</text:p>
                <draw:g>
                  <svg:desc>Sheet2.L1:Sheet2.L1</svg:desc>
                </draw:g>
              </table:table-cell>
              <table:table-cell office:value-type="string">
                <text:p>Log</text:p>
                <draw:g>
                  <svg:desc>Sheet2.M1:Sheet2.M1</svg:desc>
                </draw:g>
              </table:table-cell>
              <table:table-cell office:value-type="string">
                <text:p>Threshold(1000.0)</text:p>
                <draw:g>
                  <svg:desc>Sheet2.N1:Sheet2.N1</svg:desc>
                </draw:g>
              </table:table-cell>
              <table:table-cell office:value-type="string">
                <text:p>Threshold(3000.0)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8246766105092">
                <text:p>8.18246766105092</text:p>
                <draw:g>
                  <svg:desc>Sheet2.I2:Sheet2.I20</svg:desc>
                </draw:g>
              </table:table-cell>
              <table:table-cell office:value-type="float" office:value="0.0181203690267987">
                <text:p>0.0181203690267987</text:p>
                <draw:g>
                  <svg:desc>Sheet2.J2:Sheet2.J20</svg:desc>
                </draw:g>
              </table:table-cell>
              <table:table-cell office:value-type="float" office:value="5.0015544605192">
                <text:p>5.0015544605192</text:p>
                <draw:g>
                  <svg:desc>Sheet2.K2:Sheet2.K20</svg:desc>
                </draw:g>
              </table:table-cell>
              <table:table-cell office:value-type="float" office:value="1.76812070088726">
                <text:p>1.76812070088726</text:p>
                <draw:g>
                  <svg:desc>Sheet2.L2:Sheet2.L20</svg:desc>
                </draw:g>
              </table:table-cell>
              <table:table-cell office:value-type="float" office:value="5.77890811089861">
                <text:p>5.77890811089861</text:p>
                <draw:g>
                  <svg:desc>Sheet2.M2:Sheet2.M20</svg:desc>
                </draw:g>
              </table:table-cell>
              <table:table-cell office:value-type="float" office:value="1.97543245827381">
                <text:p>1.97543245827381</text:p>
                <draw:g>
                  <svg:desc>Sheet2.N2:Sheet2.N20</svg:desc>
                </draw:g>
              </table:table-cell>
              <table:table-cell office:value-type="float" office:value="0.422900906794699">
                <text:p>0.422900906794699</text:p>
                <draw:g>
                  <svg:desc>Sheet2.O2:Sheet2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7614223481609">
                <text:p>9.07614223481609</text:p>
              </table:table-cell>
              <table:table-cell office:value-type="float" office:value="1.75020510132383">
                <text:p>1.75020510132383</text:p>
              </table:table-cell>
              <table:table-cell office:value-type="float" office:value="6.53171962328833">
                <text:p>6.53171962328833</text:p>
              </table:table-cell>
              <table:table-cell office:value-type="float" office:value="6.21208781094521">
                <text:p>6.21208781094521</text:p>
              </table:table-cell>
              <table:table-cell office:value-type="float" office:value="7.06630943676542">
                <text:p>7.06630943676542</text:p>
              </table:table-cell>
              <table:table-cell office:value-type="float" office:value="6.77842179867399">
                <text:p>6.77842179867399</text:p>
              </table:table-cell>
              <table:table-cell office:value-type="float" office:value="2.67499198486436">
                <text:p>2.67499198486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49711270564822">
                <text:p>9.49711270564822</text:p>
              </table:table-cell>
              <table:table-cell office:value-type="float" office:value="3.19917793541214">
                <text:p>3.19917793541214</text:p>
              </table:table-cell>
              <table:table-cell office:value-type="float" office:value="7.52827716955414">
                <text:p>7.52827716955414</text:p>
              </table:table-cell>
              <table:table-cell office:value-type="float" office:value="8.9443261150421">
                <text:p>8.9443261150421</text:p>
              </table:table-cell>
              <table:table-cell office:value-type="float" office:value="7.91381434019192">
                <text:p>7.91381434019192</text:p>
              </table:table-cell>
              <table:table-cell office:value-type="float" office:value="9.97082174432259">
                <text:p>9.97082174432259</text:p>
              </table:table-cell>
              <table:table-cell office:value-type="float" office:value="4.78531873027447">
                <text:p>4.7853187302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8329527023073">
                <text:p>9.78329527023073</text:p>
              </table:table-cell>
              <table:table-cell office:value-type="float" office:value="4.55534339558695">
                <text:p>4.55534339558695</text:p>
              </table:table-cell>
              <table:table-cell office:value-type="float" office:value="8.36813618123837">
                <text:p>8.36813618123837</text:p>
              </table:table-cell>
              <table:table-cell office:value-type="float" office:value="9.93628170742199">
                <text:p>9.93628170742199</text:p>
              </table:table-cell>
              <table:table-cell office:value-type="float" office:value="8.62434034518398">
                <text:p>8.62434034518398</text:p>
              </table:table-cell>
              <table:table-cell office:value-type="float" office:value="10.0133546885386">
                <text:p>10.0133546885386</text:p>
              </table:table-cell>
              <table:table-cell office:value-type="float" office:value="6.55916753761045">
                <text:p>6.55916753761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97859866442">
                <text:p>10.097859866442</text:p>
              </table:table-cell>
              <table:table-cell office:value-type="float" office:value="6.16335478159822">
                <text:p>6.16335478159822</text:p>
              </table:table-cell>
              <table:table-cell office:value-type="float" office:value="9.22347513819461">
                <text:p>9.22347513819461</text:p>
              </table:table-cell>
              <table:table-cell office:value-type="float" office:value="10.3890964645808">
                <text:p>10.3890964645808</text:p>
              </table:table-cell>
              <table:table-cell office:value-type="float" office:value="9.3331471585645">
                <text:p>9.3331471585645</text:p>
              </table:table-cell>
              <table:table-cell office:value-type="float" office:value="10.108807328969">
                <text:p>10.108807328969</text:p>
              </table:table-cell>
              <table:table-cell office:value-type="float" office:value="8.5727001057016">
                <text:p>8.5727001057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369992881821">
                <text:p>10.2369992881821</text:p>
              </table:table-cell>
              <table:table-cell office:value-type="float" office:value="8.12212828285641">
                <text:p>8.12212828285641</text:p>
              </table:table-cell>
              <table:table-cell office:value-type="float" office:value="10.1145609477595">
                <text:p>10.1145609477595</text:p>
              </table:table-cell>
              <table:table-cell office:value-type="float" office:value="10.6829704521696">
                <text:p>10.6829704521696</text:p>
              </table:table-cell>
              <table:table-cell office:value-type="float" office:value="10.0863670698486">
                <text:p>10.0863670698486</text:p>
              </table:table-cell>
              <table:table-cell office:value-type="float" office:value="10.2416356857842">
                <text:p>10.2416356857842</text:p>
              </table:table-cell>
              <table:table-cell office:value-type="float" office:value="11.5510368900671">
                <text:p>11.5510368900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404416352562">
                <text:p>10.3404416352562</text:p>
              </table:table-cell>
              <table:table-cell office:value-type="float" office:value="9.98033971730843">
                <text:p>9.98033971730843</text:p>
              </table:table-cell>
              <table:table-cell office:value-type="float" office:value="10.8366007305756">
                <text:p>10.8366007305756</text:p>
              </table:table-cell>
              <table:table-cell office:value-type="float" office:value="11.0380696085758">
                <text:p>11.0380696085758</text:p>
              </table:table-cell>
              <table:table-cell office:value-type="float" office:value="10.7388954513033">
                <text:p>10.7388954513033</text:p>
              </table:table-cell>
              <table:table-cell office:value-type="float" office:value="10.340952577571">
                <text:p>10.340952577571</text:p>
              </table:table-cell>
              <table:table-cell office:value-type="float" office:value="11.5555669431776">
                <text:p>11.5555669431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4271916449516">
                <text:p>10.4271916449516</text:p>
              </table:table-cell>
              <table:table-cell office:value-type="float" office:value="11.4419567562122">
                <text:p>11.4419567562122</text:p>
              </table:table-cell>
              <table:table-cell office:value-type="float" office:value="11.3812738929962">
                <text:p>11.3812738929962</text:p>
              </table:table-cell>
              <table:table-cell office:value-type="float" office:value="11.1763035341698">
                <text:p>11.1763035341698</text:p>
              </table:table-cell>
              <table:table-cell office:value-type="float" office:value="11.2461163546216">
                <text:p>11.2461163546216</text:p>
              </table:table-cell>
              <table:table-cell office:value-type="float" office:value="10.4271916449516">
                <text:p>10.4271916449516</text:p>
              </table:table-cell>
              <table:table-cell office:value-type="float" office:value="11.5601104975622">
                <text:p>11.5601104975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051902448065">
                <text:p>10.5051902448065</text:p>
              </table:table-cell>
              <table:table-cell office:value-type="float" office:value="12.68885887363">
                <text:p>12.68885887363</text:p>
              </table:table-cell>
              <table:table-cell office:value-type="float" office:value="11.8341632097059">
                <text:p>11.8341632097059</text:p>
              </table:table-cell>
              <table:table-cell office:value-type="float" office:value="11.2906403382685">
                <text:p>11.2906403382685</text:p>
              </table:table-cell>
              <table:table-cell office:value-type="float" office:value="11.6638741363903">
                <text:p>11.6638741363903</text:p>
              </table:table-cell>
              <table:table-cell office:value-type="float" office:value="10.5051902448064">
                <text:p>10.5051902448064</text:p>
              </table:table-cell>
              <table:table-cell office:value-type="float" office:value="11.5648564188233">
                <text:p>11.5648564188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307524309295">
                <text:p>10.5307524309295</text:p>
              </table:table-cell>
              <table:table-cell office:value-type="float" office:value="13.7508918091181">
                <text:p>13.7508918091181</text:p>
              </table:table-cell>
              <table:table-cell office:value-type="float" office:value="12.1859509636729">
                <text:p>12.1859509636729</text:p>
              </table:table-cell>
              <table:table-cell office:value-type="float" office:value="11.3832200003147">
                <text:p>11.3832200003147</text:p>
              </table:table-cell>
              <table:table-cell office:value-type="float" office:value="11.9860305286923">
                <text:p>11.9860305286923</text:p>
              </table:table-cell>
              <table:table-cell office:value-type="float" office:value="10.5307524309295">
                <text:p>10.5307524309295</text:p>
              </table:table-cell>
              <table:table-cell office:value-type="float" office:value="11.5693664070843">
                <text:p>11.5693664070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442119311078">
                <text:p>10.5442119311078</text:p>
              </table:table-cell>
              <table:table-cell office:value-type="float" office:value="14.431472516876">
                <text:p>14.431472516876</text:p>
              </table:table-cell>
              <table:table-cell office:value-type="float" office:value="12.4815796921786">
                <text:p>12.4815796921786</text:p>
              </table:table-cell>
              <table:table-cell office:value-type="float" office:value="11.4527078459007">
                <text:p>11.4527078459007</text:p>
              </table:table-cell>
              <table:table-cell office:value-type="float" office:value="12.2758303876238">
                <text:p>12.2758303876238</text:p>
              </table:table-cell>
              <table:table-cell office:value-type="float" office:value="10.5442119311078">
                <text:p>10.5442119311078</text:p>
              </table:table-cell>
              <table:table-cell office:value-type="float" office:value="11.5741804727102">
                <text:p>11.5741804727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564124082236">
                <text:p>10.5564124082236</text:p>
              </table:table-cell>
              <table:table-cell office:value-type="float" office:value="15.1803482054362">
                <text:p>15.1803482054362</text:p>
              </table:table-cell>
              <table:table-cell office:value-type="float" office:value="12.7460763297634">
                <text:p>12.7460763297634</text:p>
              </table:table-cell>
              <table:table-cell office:value-type="float" office:value="11.4825556313951">
                <text:p>11.4825556313951</text:p>
              </table:table-cell>
              <table:table-cell office:value-type="float" office:value="12.4947561510037">
                <text:p>12.4947561510037</text:p>
              </table:table-cell>
              <table:table-cell office:value-type="float" office:value="10.5564124082236">
                <text:p>10.5564124082236</text:p>
              </table:table-cell>
              <table:table-cell office:value-type="float" office:value="11.5783763371499">
                <text:p>11.5783763371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630756521091">
                <text:p>10.5630756521091</text:p>
              </table:table-cell>
              <table:table-cell office:value-type="float" office:value="15.7042708543357">
                <text:p>15.7042708543357</text:p>
              </table:table-cell>
              <table:table-cell office:value-type="float" office:value="12.9547538445636">
                <text:p>12.9547538445636</text:p>
              </table:table-cell>
              <table:table-cell office:value-type="float" office:value="11.5015193381469">
                <text:p>11.5015193381469</text:p>
              </table:table-cell>
              <table:table-cell office:value-type="float" office:value="12.7311463179911">
                <text:p>12.7311463179911</text:p>
              </table:table-cell>
              <table:table-cell office:value-type="float" office:value="10.563075652109">
                <text:p>10.563075652109</text:p>
              </table:table-cell>
              <table:table-cell office:value-type="float" office:value="11.5835720531804">
                <text:p>11.5835720531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65894329023">
                <text:p>10.565894329023</text:p>
              </table:table-cell>
              <table:table-cell office:value-type="float" office:value="16.092592493888">
                <text:p>16.092592493888</text:p>
              </table:table-cell>
              <table:table-cell office:value-type="float" office:value="13.1320623942168">
                <text:p>13.1320623942168</text:p>
              </table:table-cell>
              <table:table-cell office:value-type="float" office:value="11.5142881523903">
                <text:p>11.5142881523903</text:p>
              </table:table-cell>
              <table:table-cell office:value-type="float" office:value="12.8920174336552">
                <text:p>12.8920174336552</text:p>
              </table:table-cell>
              <table:table-cell office:value-type="float" office:value="10.565894329023">
                <text:p>10.565894329023</text:p>
              </table:table-cell>
              <table:table-cell office:value-type="float" office:value="11.5874820803635">
                <text:p>11.5874820803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6999634484">
                <text:p>10.56999634484</text:p>
              </table:table-cell>
              <table:table-cell office:value-type="float" office:value="16.266903886912">
                <text:p>16.266903886912</text:p>
              </table:table-cell>
              <table:table-cell office:value-type="float" office:value="13.3277357479704">
                <text:p>13.3277357479704</text:p>
              </table:table-cell>
              <table:table-cell office:value-type="float" office:value="11.5271818831853">
                <text:p>11.5271818831853</text:p>
              </table:table-cell>
              <table:table-cell office:value-type="float" office:value="13.0361875927027">
                <text:p>13.0361875927027</text:p>
              </table:table-cell>
              <table:table-cell office:value-type="float" office:value="10.56999634484">
                <text:p>10.56999634484</text:p>
              </table:table-cell>
              <table:table-cell office:value-type="float" office:value="11.5928591738226">
                <text:p>11.5928591738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716381320941">
                <text:p>10.5716381320941</text:p>
              </table:table-cell>
              <table:table-cell office:value-type="float" office:value="16.4485586895262">
                <text:p>16.4485586895262</text:p>
              </table:table-cell>
              <table:table-cell office:value-type="float" office:value="13.4610685855249">
                <text:p>13.4610685855249</text:p>
              </table:table-cell>
              <table:table-cell office:value-type="float" office:value="11.5341911899456">
                <text:p>11.5341911899456</text:p>
              </table:table-cell>
              <table:table-cell office:value-type="float" office:value="13.1961177920631">
                <text:p>13.1961177920631</text:p>
              </table:table-cell>
              <table:table-cell office:value-type="float" office:value="10.5716381320941">
                <text:p>10.5716381320941</text:p>
              </table:table-cell>
              <table:table-cell office:value-type="float" office:value="11.5967156778259">
                <text:p>11.5967156778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734486179912">
                <text:p>10.5734486179912</text:p>
              </table:table-cell>
              <table:table-cell office:value-type="float" office:value="16.5639852311605">
                <text:p>16.5639852311605</text:p>
              </table:table-cell>
              <table:table-cell office:value-type="float" office:value="13.5576941791043">
                <text:p>13.5576941791043</text:p>
              </table:table-cell>
              <table:table-cell office:value-type="float" office:value="11.5388674577543">
                <text:p>11.5388674577543</text:p>
              </table:table-cell>
              <table:table-cell office:value-type="float" office:value="13.2997698719199">
                <text:p>13.2997698719199</text:p>
              </table:table-cell>
              <table:table-cell office:value-type="float" office:value="10.5734486179912">
                <text:p>10.5734486179912</text:p>
              </table:table-cell>
              <table:table-cell office:value-type="float" office:value="11.5991872568377">
                <text:p>11.5991872568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745316604071">
                <text:p>10.5745316604071</text:p>
              </table:table-cell>
              <table:table-cell office:value-type="float" office:value="16.5903432064512">
                <text:p>16.5903432064512</text:p>
              </table:table-cell>
              <table:table-cell office:value-type="float" office:value="13.6919993982347">
                <text:p>13.6919993982347</text:p>
              </table:table-cell>
              <table:table-cell office:value-type="float" office:value="11.5413915981671">
                <text:p>11.5413915981671</text:p>
              </table:table-cell>
              <table:table-cell office:value-type="float" office:value="13.3723663997834">
                <text:p>13.3723663997834</text:p>
              </table:table-cell>
              <table:table-cell office:value-type="float" office:value="10.5745316604071">
                <text:p>10.5745316604071</text:p>
              </table:table-cell>
              <table:table-cell office:value-type="float" office:value="11.6046959815041">
                <text:p>11.6046959815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749109957146">
                <text:p>10.5749109957146</text:p>
              </table:table-cell>
              <table:table-cell office:value-type="float" office:value="16.5984497995468">
                <text:p>16.5984497995468</text:p>
              </table:table-cell>
              <table:table-cell office:value-type="float" office:value="13.8712136252892">
                <text:p>13.8712136252892</text:p>
              </table:table-cell>
              <table:table-cell office:value-type="float" office:value="11.5429943754119">
                <text:p>11.5429943754119</text:p>
              </table:table-cell>
              <table:table-cell office:value-type="float" office:value="13.4109422229913">
                <text:p>13.4109422229913</text:p>
              </table:table-cell>
              <table:table-cell office:value-type="float" office:value="10.5749109957146">
                <text:p>10.5749109957146</text:p>
              </table:table-cell>
              <table:table-cell office:value-type="float" office:value="11.6066002601861">
                <text:p>11.60660026018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